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C2A64D4.png"/>
  <manifest:file-entry manifest:media-type="image/png" manifest:full-path="Pictures/100002000000000F0000000FA3E18D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0458c" svg:stroke-opacity="100%" draw:stroke-linejoin="miter" draw:fill="solid" draw:fill-color="#d6dee8" draw:opacity="100%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26cm" svg:stroke-color="#40458c" svg:stroke-opacity="100%" draw:stroke-linejoin="miter" draw:fill="solid" draw:fill-color="#a4b6ca" draw:opacity="100%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solid" svg:stroke-width="0.026cm" svg:stroke-color="#40458c" svg:stroke-opacity="100%" draw:stroke-linejoin="round" draw:fill="solid" draw:fill-color="#b2b2b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26cm" svg:stroke-color="#40458c" svg:stroke-opacity="100%" draw:stroke-linejoin="miter" draw:fill="solid" draw:fill-color="#728eac" draw:opacity="100%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26cm" svg:stroke-color="#40458c" svg:stroke-opacity="100%" draw:stroke-linejoin="miter" draw:fill="solid" draw:fill-color="#f0f0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26cm" svg:stroke-color="#40458c" draw:marker-end="a2434" svg:stroke-opacity="100%" draw:stroke-linejoin="round" draw:fill="solid" draw:fill-color="#ecd882" draw:opacity="100%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0458c" draw:marker-end="a2440" svg:stroke-opacity="100%" draw:stroke-linejoin="round" draw:fill="solid" draw:fill-color="#ecd882" draw:opacity="100%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0458c" draw:marker-end="a2448" svg:stroke-opacity="100%" draw:stroke-linejoin="round" draw:fill="solid" draw:fill-color="#ecd882" draw:opacity="100%" fo:padding-top="0.138cm" fo:padding-bottom="0.138cm" fo:padding-left="0.263cm" fo:padding-right="0.263cm"/>
    </style:style>
    <style:style style:name="gr11" style:family="graphic" style:parent-style-name="standard">
      <style:graphic-properties draw:stroke="solid" svg:stroke-width="0.026cm" svg:stroke-color="#40458c" draw:marker-end="a2462" svg:stroke-opacity="100%" draw:stroke-linejoin="round" draw:fill="solid" draw:fill-color="#ecd882" draw:opacity="100%" fo:padding-top="0.138cm" fo:padding-bottom="0.138cm" fo:padding-left="0.263cm" fo:padding-right="0.263cm"/>
    </style:style>
    <style:style style:name="gr12" style:family="graphic" style:parent-style-name="standard">
      <style:graphic-properties draw:stroke="solid" svg:stroke-width="0.026cm" svg:stroke-color="#40458c" draw:marker-end="a2464" svg:stroke-opacity="100%" draw:stroke-linejoin="round" draw:fill="solid" draw:fill-color="#ecd882" draw:opacity="100%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40458c" svg:stroke-opacity="100%" draw:stroke-linejoin="round" draw:fill="solid" draw:fill-color="#ecd882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14" style:family="graphic" style:parent-style-name="standard">
      <style:graphic-properties draw:stroke="solid" svg:stroke-width="0.026cm" svg:stroke-color="#40458c" draw:marker-end="a2486" svg:stroke-opacity="100%" draw:stroke-linejoin="round" draw:fill="solid" draw:fill-color="#ecd882" draw:opacity="100%" fo:padding-top="0.138cm" fo:padding-bottom="0.138cm" fo:padding-left="0.263cm" fo:padding-right="0.263cm"/>
    </style:style>
    <style:style style:name="gr15" style:family="graphic" style:parent-style-name="standard">
      <style:graphic-properties draw:stroke="solid" svg:stroke-width="0.026cm" svg:stroke-color="#40458c" draw:marker-end="a2488" svg:stroke-opacity="100%" draw:stroke-linejoin="round" draw:fill="solid" draw:fill-color="#ecd882" draw:opacity="100%" fo:padding-top="0.138cm" fo:padding-bottom="0.138cm" fo:padding-left="0.263cm" fo:padding-right="0.263cm"/>
    </style:style>
    <style:style style:name="gr16" style:family="graphic" style:parent-style-name="standard">
      <style:graphic-properties fo:min-height="9.275cm"/>
    </style:style>
    <style:style style:name="gr17" style:family="graphic" style:parent-style-name="standard">
      <style:graphic-properties draw:stroke="solid" svg:stroke-width="0.026cm" svg:stroke-color="#40458c" draw:marker-end="a2554" svg:stroke-opacity="100%" draw:stroke-linejoin="round" draw:fill="solid" draw:fill-color="#ecd882" draw:opacity="100%" fo:padding-top="0.138cm" fo:padding-bottom="0.138cm" fo:padding-left="0.263cm" fo:padding-right="0.263cm"/>
    </style:style>
    <style:style style:name="gr18" style:family="graphic" style:parent-style-name="standard">
      <style:graphic-properties draw:stroke="solid" svg:stroke-width="0.026cm" svg:stroke-color="#40458c" draw:marker-end="a2560" svg:stroke-opacity="100%" draw:stroke-linejoin="round" draw:fill="solid" draw:fill-color="#ecd882" draw:opacity="100%" fo:padding-top="0.138cm" fo:padding-bottom="0.138cm" fo:padding-left="0.263cm" fo:padding-right="0.263cm"/>
    </style:style>
    <style:style style:name="gr19" style:family="graphic" style:parent-style-name="standard">
      <style:graphic-properties draw:stroke="solid" svg:stroke-width="0.026cm" svg:stroke-color="#40458c" draw:marker-end="a2569" svg:stroke-opacity="100%" draw:stroke-linejoin="round" draw:fill="solid" draw:fill-color="#ecd882" draw:opacity="100%" fo:padding-top="0.138cm" fo:padding-bottom="0.138cm" fo:padding-left="0.263cm" fo:padding-right="0.263cm"/>
    </style:style>
    <style:style style:name="gr20" style:family="graphic" style:parent-style-name="standard">
      <style:graphic-properties draw:stroke="solid" svg:stroke-width="0.026cm" svg:stroke-color="#40458c" svg:stroke-opacity="100%" draw:stroke-linejoin="miter" draw:fill="solid" draw:fill-color="#f0f0f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40458c" draw:marker-end="a2622" svg:stroke-opacity="100%" draw:stroke-linejoin="round" draw:fill="solid" draw:fill-color="#ecd882" draw:opacity="100%" fo:padding-top="0.138cm" fo:padding-bottom="0.138cm" fo:padding-left="0.263cm" fo:padding-right="0.263cm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7-blank-Blank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text-shadow="1pt 1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text-shadow="1pt 1pt"/>
    </style:style>
    <style:style style:name="P8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1.283cm" fo:margin-right="0cm" fo:margin-top="0cm" fo:margin-bottom="0cm" fo:line-height="100%" fo:text-align="start" fo:text-indent="-1.283cm" style:punctuation-wrap="hanging" style:writing-mode="lr-tb">
        <style:tab-stops/>
      </style:paragraph-properties>
    </style:style>
    <style:style style:name="T1" style:family="text">
      <style:text-properties fo:color="#660066" style:text-line-through-style="none" style:text-position="0% 100%" fo:font-family="Tahoma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40458c" style:text-line-through-style="none" style:text-position="0% 100%" fo:font-family="Tahoma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516d8b" style:text-line-through-style="none" style:text-position="0% 100%" fo:font-family="Tahoma" fo:font-size="36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text-line-through-style="none" style:text-position="0% 100%" fo:font-family="Tahom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Tahoma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40458c" style:text-line-through-style="none" style:text-position="0% 100%" fo:font-family="Tahom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family="Arial" style:font-family-generic="swiss" style:font-pitch="variable" fo:font-size="16pt" style:font-size-asian="16pt" style:font-size-complex="16pt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text-line-through-style="none" style:text-position="0% 100%" fo:font-family="Tahoma" style:font-family-generic="swiss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Tahoma" style:font-family-generic="swiss" style:font-pitch="variable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Rectangle 2" presentation:style-name="pr1" draw:text-style-name="P2" draw:layer="layout" svg:width="21.59cm" svg:height="4.022cm" svg:x="2.752cm" svg:y="4.368cm" presentation:class="title" presentation:user-transformed="true">
          <draw:text-box>
            <text:p text:style-name="P1"><text:span text:style-name="T1">TriMet Time Table Creation Process with TTPUB</text:span></text:p>
          </draw:text-box>
        </draw:frame>
        <draw:frame draw:name="Rectangle 3" presentation:style-name="pr2" draw:text-style-name="P2" draw:layer="layout" svg:width="17.78cm" svg:height="4.868cm" svg:x="2.752cm" svg:y="9.194cm" presentation:class="subtitle">
          <draw:text-box>
            <text:p text:style-name="P3"><text:span text:style-name="T2">Frank Purcell</text:span></text:p>
            <text:p text:style-name="P3"><text:span text:style-name="T2">Updated 2-15-2011</text:span></text:p>
            <text:p text:style-name="P3"><text:span text:style-name="T2">Original <text:s/>2-15-2011</text:span></text:p>
          </draw:text-box>
          <svg:desc>Rectangle: Click to edit Master text styles
Second level
Third level
Fourth level
Fifth level</svg:desc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7-blank-Blank" presentation:presentation-page-layout-name="AL2T13">
        <draw:frame draw:name="Rectangle 30" presentation:style-name="pr4" draw:text-style-name="P4" draw:layer="layout" svg:width="23.895cm" svg:height="1.905cm" svg:x="0.87cm" svg:y="0.2cm" presentation:class="title" presentation:user-transformed="true">
          <draw:text-box>
            <text:p text:style-name="P1"><text:span text:style-name="T3">Print Production</text:span></text:p>
          </draw:text-box>
        </draw:frame>
        <draw:custom-shape draw:name="Rectangle 32" draw:style-name="gr2" draw:text-style-name="P2" draw:layer="layout" svg:width="23.918cm" svg:height="5.503cm" svg:x="0.847cm" svg:y="2.117cm">
          <text:p/>
          <draw:enhanced-geometry svg:viewBox="0 0 21600 21600" draw:type="non-primitive" draw:enhanced-path="M 0 0 L 21600 0 21600 21600 0 21600 Z N"/>
        </draw:custom-shape>
        <draw:custom-shape draw:name="Rectangle 32" draw:style-name="gr3" draw:text-style-name="P2" draw:layer="layout" svg:width="23.918cm" svg:height="7.197cm" svg:x="0.838cm" svg:y="7.408cm">
          <text:p/>
          <draw:enhanced-geometry svg:viewBox="0 0 21600 21600" draw:type="non-primitive" draw:enhanced-path="M 0 0 L 21600 0 21600 21600 0 21600 Z N"/>
        </draw:custom-shape>
        <draw:custom-shape draw:name="AutoShape 4" draw:style-name="gr4" draw:text-style-name="P2" xml:id="id3" draw:id="id3" draw:layer="layout" svg:width="4.657cm" svg:height="1.905cm" svg:x="3.288cm" svg:y="2.54cm">
          <text:p text:style-name="P5"><text:span text:style-name="T4">Hastus</text:span></text:p>
          <draw:enhanced-geometry svg:viewBox="0 0 21600 21600" draw:path-stretchpoint-x="21600" draw:path-stretchpoint-y="21600" draw:text-areas="?f2 ?f14 ?f3 ?f15" draw:glue-points="?f9 ?f14" draw:type="non-primitive" draw:modifiers="14347" draw:enhanced-path="S M ?f2 ?f13 A ?f55 ?f56 ?f57 ?f58 ?f2 ?f13 ?f52 ?f54 W ?f59 ?f60 ?f61 ?f62 ?f2 ?f13 ?f52 ?f54 L ?f3 ?f15 A ?f102 ?f103 ?f104 ?f105 ?f3 ?f15 ?f99 ?f101 W ?f106 ?f107 ?f108 ?f109 ?f3 ?f15 ?f99 ?f101 Z N S M ?f2 ?f13 A ?f126 ?f127 ?f128 ?f129 ?f2 ?f13 ?f123 ?f125 W ?f130 ?f131 ?f132 ?f133 ?f2 ?f13 ?f123 ?f125 A ?f142 ?f143 ?f144 ?f145 ?f123 ?f125 ?f140 ?f141 W ?f146 ?f147 ?f148 ?f149 ?f123 ?f125 ?f140 ?f141 Z N F M ?f3 ?f13 A ?f102 ?f154 ?f104 ?f155 ?f3 ?f13 ?f99 ?f153 W ?f106 ?f156 ?f108 ?f157 ?f3 ?f13 ?f99 ?f153 A ?f166 ?f167 ?f168 ?f169 ?f99 ?f153 ?f164 ?f165 W ?f170 ?f171 ?f172 ?f173 ?f99 ?f153 ?f164 ?f165 L ?f3 ?f15 A ?f102 ?f103 ?f104 ?f105 ?f3 ?f15 ?f99 ?f101 W ?f106 ?f107 ?f108 ?f109 ?f3 ?f15 ?f99 ?f101 L ?f2 ?f1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?f0 + ?f66"/>
            <draw:equation draw:name="f111" draw:formula="?f110 + ?f1"/>
            <draw:equation draw:name="f112" draw:formula="?f111 * ?f11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8"/>
            <draw:equation draw:name="f117" draw:formula="sin(?f113)"/>
            <draw:equation draw:name="f118" draw:formula="0 - ?f117"/>
            <draw:equation draw:name="f119" draw:formula="?f118 * ?f13"/>
            <draw:equation draw:name="f120" draw:formula="sqrt(?f116 * ?f116 + ?f119 * ?f119 + 0 * 0)"/>
            <draw:equation draw:name="f121" draw:formula="?f8 * ?f13 / ?f120"/>
            <draw:equation draw:name="f122" draw:formula="?f118 * ?f121"/>
            <draw:equation draw:name="f123" draw:formula="?f33 + ?f122"/>
            <draw:equation draw:name="f124" draw:formula="?f115 * ?f121"/>
            <draw:equation draw:name="f125" draw:formula="?f35 + ?f124"/>
            <draw:equation draw:name="f126" draw:formula="if(?f66, ?f2, ?f36)"/>
            <draw:equation draw:name="f127" draw:formula="if(?f66, ?f13, ?f37)"/>
            <draw:equation draw:name="f128" draw:formula="if(?f66, ?f2, ?f38)"/>
            <draw:equation draw:name="f129" draw:formula="if(?f66, ?f13, ?f39)"/>
            <draw:equation draw:name="f130" draw:formula="if(?f66, ?f36, ?f123)"/>
            <draw:equation draw:name="f131" draw:formula="if(?f66, ?f37, ?f125)"/>
            <draw:equation draw:name="f132" draw:formula="if(?f66, ?f38, ?f123)"/>
            <draw:equation draw:name="f133" draw:formula="if(?f66, ?f39, ?f125)"/>
            <draw:equation draw:name="f134" draw:formula="?f123 - ?f79"/>
            <draw:equation draw:name="f135" draw:formula="?f125 - ?f81"/>
            <draw:equation draw:name="f136" draw:formula="?f134 - ?f8"/>
            <draw:equation draw:name="f137" draw:formula="?f135 - ?f13"/>
            <draw:equation draw:name="f138" draw:formula="?f134 + ?f8"/>
            <draw:equation draw:name="f139" draw:formula="?f135 + ?f13"/>
            <draw:equation draw:name="f140" draw:formula="?f134 + ?f98"/>
            <draw:equation draw:name="f141" draw:formula="?f135 + ?f100"/>
            <draw:equation draw:name="f142" draw:formula="if(?f66, ?f123, ?f136)"/>
            <draw:equation draw:name="f143" draw:formula="if(?f66, ?f125, ?f137)"/>
            <draw:equation draw:name="f144" draw:formula="if(?f66, ?f123, ?f138)"/>
            <draw:equation draw:name="f145" draw:formula="if(?f66, ?f125, ?f139)"/>
            <draw:equation draw:name="f146" draw:formula="if(?f66, ?f136, ?f140)"/>
            <draw:equation draw:name="f147" draw:formula="if(?f66, ?f137, ?f141)"/>
            <draw:equation draw:name="f148" draw:formula="if(?f66, ?f138, ?f140)"/>
            <draw:equation draw:name="f149" draw:formula="if(?f66, ?f139, ?f141)"/>
            <draw:equation draw:name="f150" draw:formula="?f13 - ?f81"/>
            <draw:equation draw:name="f151" draw:formula="?f150 - ?f13"/>
            <draw:equation draw:name="f152" draw:formula="?f150 + ?f13"/>
            <draw:equation draw:name="f153" draw:formula="?f150 + ?f100"/>
            <draw:equation draw:name="f154" draw:formula="if(?f66, ?f13, ?f151)"/>
            <draw:equation draw:name="f155" draw:formula="if(?f66, ?f13, ?f152)"/>
            <draw:equation draw:name="f156" draw:formula="if(?f66, ?f151, ?f153)"/>
            <draw:equation draw:name="f157" draw:formula="if(?f66, ?f152, ?f153)"/>
            <draw:equation draw:name="f158" draw:formula="?f99 - ?f32"/>
            <draw:equation draw:name="f159" draw:formula="?f153 - ?f34"/>
            <draw:equation draw:name="f160" draw:formula="?f158 - ?f8"/>
            <draw:equation draw:name="f161" draw:formula="?f159 - ?f13"/>
            <draw:equation draw:name="f162" draw:formula="?f158 + ?f8"/>
            <draw:equation draw:name="f163" draw:formula="?f159 + ?f13"/>
            <draw:equation draw:name="f164" draw:formula="?f158 + ?f122"/>
            <draw:equation draw:name="f165" draw:formula="?f159 + ?f124"/>
            <draw:equation draw:name="f166" draw:formula="if(?f66, ?f99, ?f160)"/>
            <draw:equation draw:name="f167" draw:formula="if(?f66, ?f153, ?f161)"/>
            <draw:equation draw:name="f168" draw:formula="if(?f66, ?f99, ?f162)"/>
            <draw:equation draw:name="f169" draw:formula="if(?f66, ?f153, ?f163)"/>
            <draw:equation draw:name="f170" draw:formula="if(?f66, ?f160, ?f164)"/>
            <draw:equation draw:name="f171" draw:formula="if(?f66, ?f161, ?f165)"/>
            <draw:equation draw:name="f172" draw:formula="if(?f66, ?f162, ?f164)"/>
            <draw:equation draw:name="f173" draw:formula="if(?f66, ?f163, ?f165)"/>
          </draw:enhanced-geometry>
        </draw:custom-shape>
        <draw:custom-shape draw:name="Rectangle 32" draw:style-name="gr5" draw:text-style-name="P2" draw:layer="layout" svg:width="23.918cm" svg:height="3.806cm" svg:x="0.847cm" svg:y="14.605cm">
          <text:p/>
          <draw:enhanced-geometry svg:viewBox="0 0 21600 21600" draw:type="non-primitive" draw:enhanced-path="M 0 0 L 21600 0 21600 21600 0 21600 Z N"/>
        </draw:custom-shape>
        <draw:custom-shape draw:name="Rectangle 51" draw:style-name="gr6" draw:text-style-name="P2" xml:id="id6" draw:id="id6" draw:layer="layout" svg:width="6.985cm" svg:height="1.693cm" svg:x="11.107cm" svg:y="15.875cm">
          <text:p text:style-name="P5"><text:span text:style-name="T4">Print Templates</text:span></text:p>
          <text:p text:style-name="P5"><text:span text:style-name="T5">Adobe inDesign</text:span></text:p>
          <draw:enhanced-geometry svg:viewBox="0 0 21600 21600" draw:type="non-primitive" draw:enhanced-path="M 0 0 L 21600 0 21600 21600 0 21600 Z N"/>
        </draw:custom-shape>
        <draw:custom-shape draw:name="Rectangle 48" draw:style-name="gr7" draw:text-style-name="P2" draw:layer="layout" svg:width="5.292cm" svg:height="1.27cm" draw:transform="rotate (1.5707963267946) translate (0.922cm 7.408cm)">
          <text:p text:style-name="P5"><text:span text:style-name="T4">Scheduling</text:span></text:p>
          <draw:enhanced-geometry svg:viewBox="0 0 21600 21600" draw:type="non-primitive" draw:enhanced-path="M 0 0 L 21600 0 21600 21600 0 21600 Z N"/>
        </draw:custom-shape>
        <draw:custom-shape draw:name="Rectangle 48" draw:style-name="gr7" draw:text-style-name="P2" draw:layer="layout" svg:width="6.562cm" svg:height="1.27cm" draw:transform="rotate (1.5707963267946) translate (0.922cm 14.393cm)">
          <text:p text:style-name="P5"><text:span text:style-name="T4">On-street Comm</text:span></text:p>
          <draw:enhanced-geometry svg:viewBox="0 0 21600 21600" draw:type="non-primitive" draw:enhanced-path="M 0 0 L 21600 0 21600 21600 0 21600 Z N"/>
        </draw:custom-shape>
        <draw:custom-shape draw:name="Rectangle 48" draw:style-name="gr7" draw:text-style-name="P2" draw:layer="layout" svg:width="3.81cm" svg:height="1.27cm" draw:transform="rotate (1.5707963267946) translate (0.895cm 18.415cm)">
          <text:p text:style-name="P5"><text:span text:style-name="T4">Designer</text:span></text:p>
          <draw:enhanced-geometry svg:viewBox="0 0 21600 21600" draw:type="non-primitive" draw:enhanced-path="M 0 0 L 21600 0 21600 21600 0 21600 Z N"/>
        </draw:custom-shape>
        <draw:connector draw:name="Straight Arrow Connector 24" draw:style-name="gr8" draw:layer="layout" draw:type="line" svg:x1="5.609cm" svg:y1="6.985cm" svg:x2="5.616cm" svg:y2="8.093cm" draw:start-shape="id1" draw:start-glue-point="2" draw:end-shape="id2" svg:d="m5609 6985 7 1108">
          <text:p/>
        </draw:connector>
        <draw:custom-shape draw:name="AutoShape 4" draw:style-name="gr4" draw:text-style-name="P2" xml:id="id1" draw:id="id1" draw:layer="layout" svg:width="5.292cm" svg:height="1.905cm" svg:x="2.963cm" svg:y="5.08cm">
          <text:p text:style-name="P5"><text:span text:style-name="T4">Enterprise DB</text:span></text:p>
          <draw:enhanced-geometry svg:viewBox="0 0 21600 21600" draw:path-stretchpoint-x="21600" draw:path-stretchpoint-y="21600" draw:text-areas="?f2 ?f14 ?f3 ?f15" draw:glue-points="?f9 ?f14" draw:type="non-primitive" draw:modifiers="14347" draw:enhanced-path="S M ?f2 ?f13 A ?f55 ?f56 ?f57 ?f58 ?f2 ?f13 ?f52 ?f54 W ?f59 ?f60 ?f61 ?f62 ?f2 ?f13 ?f52 ?f54 L ?f3 ?f15 A ?f102 ?f103 ?f104 ?f105 ?f3 ?f15 ?f99 ?f101 W ?f106 ?f107 ?f108 ?f109 ?f3 ?f15 ?f99 ?f101 Z N S M ?f2 ?f13 A ?f126 ?f127 ?f128 ?f129 ?f2 ?f13 ?f123 ?f125 W ?f130 ?f131 ?f132 ?f133 ?f2 ?f13 ?f123 ?f125 A ?f142 ?f143 ?f144 ?f145 ?f123 ?f125 ?f140 ?f141 W ?f146 ?f147 ?f148 ?f149 ?f123 ?f125 ?f140 ?f141 Z N F M ?f3 ?f13 A ?f102 ?f154 ?f104 ?f155 ?f3 ?f13 ?f99 ?f153 W ?f106 ?f156 ?f108 ?f157 ?f3 ?f13 ?f99 ?f153 A ?f166 ?f167 ?f168 ?f169 ?f99 ?f153 ?f164 ?f165 W ?f170 ?f171 ?f172 ?f173 ?f99 ?f153 ?f164 ?f165 L ?f3 ?f15 A ?f102 ?f103 ?f104 ?f105 ?f3 ?f15 ?f99 ?f101 W ?f106 ?f107 ?f108 ?f109 ?f3 ?f15 ?f99 ?f101 L ?f2 ?f1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?f0 + ?f66"/>
            <draw:equation draw:name="f111" draw:formula="?f110 + ?f1"/>
            <draw:equation draw:name="f112" draw:formula="?f111 * ?f11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8"/>
            <draw:equation draw:name="f117" draw:formula="sin(?f113)"/>
            <draw:equation draw:name="f118" draw:formula="0 - ?f117"/>
            <draw:equation draw:name="f119" draw:formula="?f118 * ?f13"/>
            <draw:equation draw:name="f120" draw:formula="sqrt(?f116 * ?f116 + ?f119 * ?f119 + 0 * 0)"/>
            <draw:equation draw:name="f121" draw:formula="?f8 * ?f13 / ?f120"/>
            <draw:equation draw:name="f122" draw:formula="?f118 * ?f121"/>
            <draw:equation draw:name="f123" draw:formula="?f33 + ?f122"/>
            <draw:equation draw:name="f124" draw:formula="?f115 * ?f121"/>
            <draw:equation draw:name="f125" draw:formula="?f35 + ?f124"/>
            <draw:equation draw:name="f126" draw:formula="if(?f66, ?f2, ?f36)"/>
            <draw:equation draw:name="f127" draw:formula="if(?f66, ?f13, ?f37)"/>
            <draw:equation draw:name="f128" draw:formula="if(?f66, ?f2, ?f38)"/>
            <draw:equation draw:name="f129" draw:formula="if(?f66, ?f13, ?f39)"/>
            <draw:equation draw:name="f130" draw:formula="if(?f66, ?f36, ?f123)"/>
            <draw:equation draw:name="f131" draw:formula="if(?f66, ?f37, ?f125)"/>
            <draw:equation draw:name="f132" draw:formula="if(?f66, ?f38, ?f123)"/>
            <draw:equation draw:name="f133" draw:formula="if(?f66, ?f39, ?f125)"/>
            <draw:equation draw:name="f134" draw:formula="?f123 - ?f79"/>
            <draw:equation draw:name="f135" draw:formula="?f125 - ?f81"/>
            <draw:equation draw:name="f136" draw:formula="?f134 - ?f8"/>
            <draw:equation draw:name="f137" draw:formula="?f135 - ?f13"/>
            <draw:equation draw:name="f138" draw:formula="?f134 + ?f8"/>
            <draw:equation draw:name="f139" draw:formula="?f135 + ?f13"/>
            <draw:equation draw:name="f140" draw:formula="?f134 + ?f98"/>
            <draw:equation draw:name="f141" draw:formula="?f135 + ?f100"/>
            <draw:equation draw:name="f142" draw:formula="if(?f66, ?f123, ?f136)"/>
            <draw:equation draw:name="f143" draw:formula="if(?f66, ?f125, ?f137)"/>
            <draw:equation draw:name="f144" draw:formula="if(?f66, ?f123, ?f138)"/>
            <draw:equation draw:name="f145" draw:formula="if(?f66, ?f125, ?f139)"/>
            <draw:equation draw:name="f146" draw:formula="if(?f66, ?f136, ?f140)"/>
            <draw:equation draw:name="f147" draw:formula="if(?f66, ?f137, ?f141)"/>
            <draw:equation draw:name="f148" draw:formula="if(?f66, ?f138, ?f140)"/>
            <draw:equation draw:name="f149" draw:formula="if(?f66, ?f139, ?f141)"/>
            <draw:equation draw:name="f150" draw:formula="?f13 - ?f81"/>
            <draw:equation draw:name="f151" draw:formula="?f150 - ?f13"/>
            <draw:equation draw:name="f152" draw:formula="?f150 + ?f13"/>
            <draw:equation draw:name="f153" draw:formula="?f150 + ?f100"/>
            <draw:equation draw:name="f154" draw:formula="if(?f66, ?f13, ?f151)"/>
            <draw:equation draw:name="f155" draw:formula="if(?f66, ?f13, ?f152)"/>
            <draw:equation draw:name="f156" draw:formula="if(?f66, ?f151, ?f153)"/>
            <draw:equation draw:name="f157" draw:formula="if(?f66, ?f152, ?f153)"/>
            <draw:equation draw:name="f158" draw:formula="?f99 - ?f32"/>
            <draw:equation draw:name="f159" draw:formula="?f153 - ?f34"/>
            <draw:equation draw:name="f160" draw:formula="?f158 - ?f8"/>
            <draw:equation draw:name="f161" draw:formula="?f159 - ?f13"/>
            <draw:equation draw:name="f162" draw:formula="?f158 + ?f8"/>
            <draw:equation draw:name="f163" draw:formula="?f159 + ?f13"/>
            <draw:equation draw:name="f164" draw:formula="?f158 + ?f122"/>
            <draw:equation draw:name="f165" draw:formula="?f159 + ?f124"/>
            <draw:equation draw:name="f166" draw:formula="if(?f66, ?f99, ?f160)"/>
            <draw:equation draw:name="f167" draw:formula="if(?f66, ?f153, ?f161)"/>
            <draw:equation draw:name="f168" draw:formula="if(?f66, ?f99, ?f162)"/>
            <draw:equation draw:name="f169" draw:formula="if(?f66, ?f153, ?f163)"/>
            <draw:equation draw:name="f170" draw:formula="if(?f66, ?f160, ?f164)"/>
            <draw:equation draw:name="f171" draw:formula="if(?f66, ?f161, ?f165)"/>
            <draw:equation draw:name="f172" draw:formula="if(?f66, ?f162, ?f164)"/>
            <draw:equation draw:name="f173" draw:formula="if(?f66, ?f163, ?f165)"/>
          </draw:enhanced-geometry>
        </draw:custom-shape>
        <draw:connector draw:name="Straight Arrow Connector 27" draw:style-name="gr9" draw:layer="layout" draw:type="line" svg:x1="5.616cm" svg:y1="4.445cm" svg:x2="5.609cm" svg:y2="5.08cm" draw:start-shape="id3" draw:start-glue-point="2" draw:end-shape="id1" draw:end-glue-point="0" svg:d="m5616 4445-7 635">
          <text:p/>
        </draw:connector>
        <draw:custom-shape draw:name="Rectangle 51" draw:style-name="gr6" draw:text-style-name="P2" xml:id="id2" draw:id="id2" draw:layer="layout" svg:width="4.657cm" svg:height="1.693cm" svg:x="3.288cm" svg:y="8.093cm">
          <text:p text:style-name="P5"><text:span text:style-name="T4">DIFF TOOL</text:span></text:p>
          <text:p text:style-name="P5"><text:span text:style-name="T5">TTPUB</text:span></text:p>
          <draw:enhanced-geometry svg:viewBox="0 0 21600 21600" draw:type="non-primitive" draw:enhanced-path="M 0 0 L 21600 0 21600 21600 0 21600 Z N"/>
        </draw:custom-shape>
        <draw:connector draw:name="Shape 38" draw:style-name="gr10" draw:layer="layout" svg:x1="5.616cm" svg:y1="9.786cm" svg:x2="6.238cm" svg:y2="13.123cm" draw:start-shape="id2" draw:start-glue-point="2" draw:end-shape="id4" draw:end-glue-point="3" svg:d="m5616 9786v3337h622">
          <text:p/>
        </draw:connector>
        <draw:custom-shape draw:name="Rectangle 51" draw:style-name="gr6" draw:text-style-name="P2" xml:id="id4" draw:id="id4" draw:layer="layout" svg:width="4.657cm" svg:height="1.693cm" svg:x="6.238cm" svg:y="12.277cm">
          <text:p text:style-name="P5"><text:span text:style-name="T4">Configure</text:span></text:p>
          <text:p text:style-name="P5"><text:span text:style-name="T5">TTPUB</text:span></text:p>
          <draw:enhanced-geometry svg:viewBox="0 0 21600 21600" draw:type="non-primitive" draw:enhanced-path="M 0 0 L 21600 0 21600 21600 0 21600 Z N"/>
        </draw:custom-shape>
        <draw:custom-shape draw:name="Rectangle 51" draw:style-name="gr6" draw:text-style-name="P2" xml:id="id5" draw:id="id5" draw:layer="layout" svg:width="5.927cm" svg:height="1.693cm" svg:x="11.618cm" svg:y="12.277cm">
          <text:p text:style-name="P5"><text:span text:style-name="T4">Export inDesign</text:span></text:p>
          <text:p text:style-name="P5"><text:span text:style-name="T5">TTPUB</text:span></text:p>
          <draw:enhanced-geometry svg:viewBox="0 0 21600 21600" draw:type="non-primitive" draw:enhanced-path="M 0 0 L 21600 0 21600 21600 0 21600 Z N"/>
        </draw:custom-shape>
        <draw:connector draw:name="Straight Arrow Connector 46" draw:style-name="gr11" draw:layer="layout" draw:type="line" svg:x1="10.895cm" svg:y1="13.123cm" svg:x2="11.618cm" svg:y2="13.123cm" draw:start-shape="id4" draw:start-glue-point="1" draw:end-shape="id5" draw:end-glue-point="3" svg:d="m10895 13123h723">
          <text:p/>
        </draw:connector>
        <draw:connector draw:name="Straight Arrow Connector 49" draw:style-name="gr12" draw:layer="layout" draw:type="line" svg:x1="14.581cm" svg:y1="13.97cm" svg:x2="14.599cm" svg:y2="15.875cm" draw:start-shape="id5" draw:start-glue-point="2" draw:end-shape="id6" draw:end-glue-point="0" svg:d="m14581 13970 18 1905">
          <text:p/>
        </draw:connector>
        <draw:custom-shape draw:name="Oval 53" draw:style-name="gr13" draw:text-style-name="P2" draw:layer="layout" svg:width="1.27cm" svg:height="1.27cm" svg:x="2.117cm" svg:y="4.022cm">
          <text:p text:style-name="P1"><text:span text:style-name="T6">1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Oval 54" draw:style-name="gr13" draw:text-style-name="P2" draw:layer="layout" svg:width="1.27cm" svg:height="1.27cm" svg:x="2.117cm" svg:y="8.467cm">
          <text:p text:style-name="P1"><text:span text:style-name="T6">2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Oval 55" draw:style-name="gr13" draw:text-style-name="P2" draw:layer="layout" svg:width="1.27cm" svg:height="1.27cm" svg:x="4.233cm" svg:y="12.277cm">
          <text:p text:style-name="P1"><text:span text:style-name="T6">3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51" draw:style-name="gr6" draw:text-style-name="P2" xml:id="id7" draw:id="id7" draw:layer="layout" svg:width="4.868cm" svg:height="1.693cm" svg:x="19.238cm" svg:y="15.875cm">
          <text:p text:style-name="P5"><text:span text:style-name="T4">Printer</text:span></text:p>
          <draw:enhanced-geometry svg:viewBox="0 0 21600 21600" draw:type="non-primitive" draw:enhanced-path="M 0 0 L 21600 0 21600 21600 0 21600 Z N"/>
        </draw:custom-shape>
        <draw:custom-shape draw:name="Rectangle 51" draw:style-name="gr6" draw:text-style-name="P2" xml:id="id8" draw:id="id8" draw:layer="layout" svg:width="4.868cm" svg:height="1.693cm" svg:x="19.238cm" svg:y="12.277cm">
          <text:p text:style-name="P5"><text:span text:style-name="T4">Install</text:span></text:p>
          <draw:enhanced-geometry svg:viewBox="0 0 21600 21600" draw:type="non-primitive" draw:enhanced-path="M 0 0 L 21600 0 21600 21600 0 21600 Z N"/>
        </draw:custom-shape>
        <draw:connector draw:name="Straight Arrow Connector 62" draw:style-name="gr14" draw:layer="layout" draw:type="line" svg:x1="18.092cm" svg:y1="16.721cm" svg:x2="19.238cm" svg:y2="16.721cm" draw:start-shape="id6" draw:start-glue-point="1" draw:end-shape="id7" draw:end-glue-point="3" svg:d="m18092 16721h1146">
          <text:p/>
        </draw:connector>
        <draw:connector draw:name="Straight Arrow Connector 64" draw:style-name="gr15" draw:layer="layout" draw:type="line" svg:x1="21.672cm" svg:y1="15.875cm" svg:x2="21.672cm" svg:y2="13.97cm" draw:start-shape="id7" draw:start-glue-point="0" draw:end-shape="id8" draw:end-glue-point="2" svg:d="m21672 15875v-1905">
          <text:p/>
        </draw:connector>
        <draw:custom-shape draw:name="Oval 66" draw:style-name="gr13" draw:text-style-name="P2" draw:layer="layout" svg:width="1.27cm" svg:height="1.27cm" svg:x="9.713cm" svg:y="16.087cm">
          <text:p text:style-name="P1"><text:span text:style-name="T6">4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Oval 67" draw:style-name="gr13" draw:text-style-name="P2" draw:layer="layout" svg:width="1.27cm" svg:height="1.27cm" svg:x="20.085cm" svg:y="14.393cm">
          <text:p text:style-name="P1"><text:span text:style-name="T6">5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style-name="gr16" draw:text-style-name="P6" draw:layer="layout" svg:width="14.37cm" svg:height="9.525cm" svg:x="9.76cm" svg:y="2.24cm">
          <draw:text-box>
            <text:p text:style-name="P6">Process</text:p>
            <text:list text:style-name="L2">
              <text:list-item>
                <text:p><text:span text:style-name="T7"><text:s/></text:span><text:span text:style-name="T7">S</text:span><text:span text:style-name="T8">cheduling folks finalize the quarterly schedule.</text:span></text:p>
              </text:list-item>
              <text:list-item>
                <text:p><text:span text:style-name="T8"><text:s/></text:span><text:span text:style-name="T8">On-street Communication team uses TTPUB (diff tool) to determine what’s changed in the schedule.</text:span></text:p>
              </text:list-item>
              <text:list-item>
                <text:p><text:span text:style-name="T8"><text:s/></text:span><text:span text:style-name="T8">They use TTPUB to configure (e.g., add footnotes, select time-points, etc…) the raw schedule data, then export data files for the graphic design team.</text:span></text:p>
              </text:list-item>
              <text:list-item>
                <text:p><text:span text:style-name="T8"><text:s/></text:span><text:span text:style-name="T8">Graphic designer imports the data files into inDesign templates. Goal: zero manual touching of the data. </text:span></text:p>
              </text:list-item>
              <text:list-item>
                <text:p><text:span text:style-name="T8"><text:s/></text:span><text:span text:style-name="T8">Various Adobe inDesign documents are then sent to a print shop. <text:s/>The final timetables shipped/installed.</text:span></text:p>
                <text:p><text:span text:style-name="T5"/></text:p>
              </text:list-item>
            </text:list>
            <text:p><text:span text:style-name="T9">NOTE -- 3 different document types are printed: poster sized platform schedules, single line folded schedules, and an annual schedule book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2T13">
        <draw:frame draw:name="Rectangle 30" presentation:style-name="pr4" draw:text-style-name="P7" draw:layer="layout" svg:width="21.59cm" svg:height="1.905cm" svg:x="0.735cm" svg:y="0.3cm" presentation:class="title" presentation:user-transformed="true">
          <draw:text-box>
            <text:p text:style-name="P1"><text:span text:style-name="T3">Web Production</text:span></text:p>
          </draw:text-box>
        </draw:frame>
        <draw:custom-shape draw:name="Rectangle 32" draw:style-name="gr2" draw:text-style-name="P2" draw:layer="layout" svg:width="23.918cm" svg:height="5.503cm" svg:x="0.847cm" svg:y="2.117cm">
          <text:p/>
          <draw:enhanced-geometry svg:viewBox="0 0 21600 21600" draw:type="non-primitive" draw:enhanced-path="M 0 0 L 21600 0 21600 21600 0 21600 Z N"/>
        </draw:custom-shape>
        <draw:custom-shape draw:name="Rectangle 32" draw:style-name="gr3" draw:text-style-name="P2" draw:layer="layout" svg:width="23.918cm" svg:height="7.197cm" svg:x="0.838cm" svg:y="7.408cm">
          <text:p/>
          <draw:enhanced-geometry svg:viewBox="0 0 21600 21600" draw:type="non-primitive" draw:enhanced-path="M 0 0 L 21600 0 21600 21600 0 21600 Z N"/>
        </draw:custom-shape>
        <draw:custom-shape draw:name="AutoShape 4" draw:style-name="gr4" draw:text-style-name="P2" xml:id="id11" draw:id="id11" draw:layer="layout" svg:width="4.657cm" svg:height="1.905cm" svg:x="3.288cm" svg:y="2.54cm">
          <text:p text:style-name="P5"><text:span text:style-name="T4">Hastus</text:span></text:p>
          <draw:enhanced-geometry svg:viewBox="0 0 21600 21600" draw:path-stretchpoint-x="21600" draw:path-stretchpoint-y="21600" draw:text-areas="?f2 ?f14 ?f3 ?f15" draw:glue-points="?f9 ?f14" draw:type="non-primitive" draw:modifiers="14347" draw:enhanced-path="S M ?f2 ?f13 A ?f55 ?f56 ?f57 ?f58 ?f2 ?f13 ?f52 ?f54 W ?f59 ?f60 ?f61 ?f62 ?f2 ?f13 ?f52 ?f54 L ?f3 ?f15 A ?f102 ?f103 ?f104 ?f105 ?f3 ?f15 ?f99 ?f101 W ?f106 ?f107 ?f108 ?f109 ?f3 ?f15 ?f99 ?f101 Z N S M ?f2 ?f13 A ?f126 ?f127 ?f128 ?f129 ?f2 ?f13 ?f123 ?f125 W ?f130 ?f131 ?f132 ?f133 ?f2 ?f13 ?f123 ?f125 A ?f142 ?f143 ?f144 ?f145 ?f123 ?f125 ?f140 ?f141 W ?f146 ?f147 ?f148 ?f149 ?f123 ?f125 ?f140 ?f141 Z N F M ?f3 ?f13 A ?f102 ?f154 ?f104 ?f155 ?f3 ?f13 ?f99 ?f153 W ?f106 ?f156 ?f108 ?f157 ?f3 ?f13 ?f99 ?f153 A ?f166 ?f167 ?f168 ?f169 ?f99 ?f153 ?f164 ?f165 W ?f170 ?f171 ?f172 ?f173 ?f99 ?f153 ?f164 ?f165 L ?f3 ?f15 A ?f102 ?f103 ?f104 ?f105 ?f3 ?f15 ?f99 ?f101 W ?f106 ?f107 ?f108 ?f109 ?f3 ?f15 ?f99 ?f101 L ?f2 ?f1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?f0 + ?f66"/>
            <draw:equation draw:name="f111" draw:formula="?f110 + ?f1"/>
            <draw:equation draw:name="f112" draw:formula="?f111 * ?f11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8"/>
            <draw:equation draw:name="f117" draw:formula="sin(?f113)"/>
            <draw:equation draw:name="f118" draw:formula="0 - ?f117"/>
            <draw:equation draw:name="f119" draw:formula="?f118 * ?f13"/>
            <draw:equation draw:name="f120" draw:formula="sqrt(?f116 * ?f116 + ?f119 * ?f119 + 0 * 0)"/>
            <draw:equation draw:name="f121" draw:formula="?f8 * ?f13 / ?f120"/>
            <draw:equation draw:name="f122" draw:formula="?f118 * ?f121"/>
            <draw:equation draw:name="f123" draw:formula="?f33 + ?f122"/>
            <draw:equation draw:name="f124" draw:formula="?f115 * ?f121"/>
            <draw:equation draw:name="f125" draw:formula="?f35 + ?f124"/>
            <draw:equation draw:name="f126" draw:formula="if(?f66, ?f2, ?f36)"/>
            <draw:equation draw:name="f127" draw:formula="if(?f66, ?f13, ?f37)"/>
            <draw:equation draw:name="f128" draw:formula="if(?f66, ?f2, ?f38)"/>
            <draw:equation draw:name="f129" draw:formula="if(?f66, ?f13, ?f39)"/>
            <draw:equation draw:name="f130" draw:formula="if(?f66, ?f36, ?f123)"/>
            <draw:equation draw:name="f131" draw:formula="if(?f66, ?f37, ?f125)"/>
            <draw:equation draw:name="f132" draw:formula="if(?f66, ?f38, ?f123)"/>
            <draw:equation draw:name="f133" draw:formula="if(?f66, ?f39, ?f125)"/>
            <draw:equation draw:name="f134" draw:formula="?f123 - ?f79"/>
            <draw:equation draw:name="f135" draw:formula="?f125 - ?f81"/>
            <draw:equation draw:name="f136" draw:formula="?f134 - ?f8"/>
            <draw:equation draw:name="f137" draw:formula="?f135 - ?f13"/>
            <draw:equation draw:name="f138" draw:formula="?f134 + ?f8"/>
            <draw:equation draw:name="f139" draw:formula="?f135 + ?f13"/>
            <draw:equation draw:name="f140" draw:formula="?f134 + ?f98"/>
            <draw:equation draw:name="f141" draw:formula="?f135 + ?f100"/>
            <draw:equation draw:name="f142" draw:formula="if(?f66, ?f123, ?f136)"/>
            <draw:equation draw:name="f143" draw:formula="if(?f66, ?f125, ?f137)"/>
            <draw:equation draw:name="f144" draw:formula="if(?f66, ?f123, ?f138)"/>
            <draw:equation draw:name="f145" draw:formula="if(?f66, ?f125, ?f139)"/>
            <draw:equation draw:name="f146" draw:formula="if(?f66, ?f136, ?f140)"/>
            <draw:equation draw:name="f147" draw:formula="if(?f66, ?f137, ?f141)"/>
            <draw:equation draw:name="f148" draw:formula="if(?f66, ?f138, ?f140)"/>
            <draw:equation draw:name="f149" draw:formula="if(?f66, ?f139, ?f141)"/>
            <draw:equation draw:name="f150" draw:formula="?f13 - ?f81"/>
            <draw:equation draw:name="f151" draw:formula="?f150 - ?f13"/>
            <draw:equation draw:name="f152" draw:formula="?f150 + ?f13"/>
            <draw:equation draw:name="f153" draw:formula="?f150 + ?f100"/>
            <draw:equation draw:name="f154" draw:formula="if(?f66, ?f13, ?f151)"/>
            <draw:equation draw:name="f155" draw:formula="if(?f66, ?f13, ?f152)"/>
            <draw:equation draw:name="f156" draw:formula="if(?f66, ?f151, ?f153)"/>
            <draw:equation draw:name="f157" draw:formula="if(?f66, ?f152, ?f153)"/>
            <draw:equation draw:name="f158" draw:formula="?f99 - ?f32"/>
            <draw:equation draw:name="f159" draw:formula="?f153 - ?f34"/>
            <draw:equation draw:name="f160" draw:formula="?f158 - ?f8"/>
            <draw:equation draw:name="f161" draw:formula="?f159 - ?f13"/>
            <draw:equation draw:name="f162" draw:formula="?f158 + ?f8"/>
            <draw:equation draw:name="f163" draw:formula="?f159 + ?f13"/>
            <draw:equation draw:name="f164" draw:formula="?f158 + ?f122"/>
            <draw:equation draw:name="f165" draw:formula="?f159 + ?f124"/>
            <draw:equation draw:name="f166" draw:formula="if(?f66, ?f99, ?f160)"/>
            <draw:equation draw:name="f167" draw:formula="if(?f66, ?f153, ?f161)"/>
            <draw:equation draw:name="f168" draw:formula="if(?f66, ?f99, ?f162)"/>
            <draw:equation draw:name="f169" draw:formula="if(?f66, ?f153, ?f163)"/>
            <draw:equation draw:name="f170" draw:formula="if(?f66, ?f160, ?f164)"/>
            <draw:equation draw:name="f171" draw:formula="if(?f66, ?f161, ?f165)"/>
            <draw:equation draw:name="f172" draw:formula="if(?f66, ?f162, ?f164)"/>
            <draw:equation draw:name="f173" draw:formula="if(?f66, ?f163, ?f165)"/>
          </draw:enhanced-geometry>
        </draw:custom-shape>
        <draw:custom-shape draw:name="Rectangle 32" draw:style-name="gr5" draw:text-style-name="P2" draw:layer="layout" svg:width="23.918cm" svg:height="3.806cm" svg:x="0.847cm" svg:y="14.605cm">
          <text:p/>
          <draw:enhanced-geometry svg:viewBox="0 0 21600 21600" draw:type="non-primitive" draw:enhanced-path="M 0 0 L 21600 0 21600 21600 0 21600 Z N"/>
        </draw:custom-shape>
        <draw:custom-shape draw:name="Rectangle 48" draw:style-name="gr7" draw:text-style-name="P2" draw:layer="layout" svg:width="5.292cm" svg:height="1.27cm" draw:transform="rotate (1.5707963267946) translate (0.922cm 7.408cm)">
          <text:p text:style-name="P5"><text:span text:style-name="T4">Scheduling</text:span></text:p>
          <draw:enhanced-geometry svg:viewBox="0 0 21600 21600" draw:type="non-primitive" draw:enhanced-path="M 0 0 L 21600 0 21600 21600 0 21600 Z N"/>
        </draw:custom-shape>
        <draw:custom-shape draw:name="Rectangle 48" draw:style-name="gr7" draw:text-style-name="P2" draw:layer="layout" svg:width="6.562cm" svg:height="1.27cm" draw:transform="rotate (1.5707963267946) translate (0.922cm 14.393cm)">
          <text:p text:style-name="P5"><text:span text:style-name="T4">On-street Comm</text:span></text:p>
          <draw:enhanced-geometry svg:viewBox="0 0 21600 21600" draw:type="non-primitive" draw:enhanced-path="M 0 0 L 21600 0 21600 21600 0 21600 Z N"/>
        </draw:custom-shape>
        <draw:custom-shape draw:name="Rectangle 48" draw:style-name="gr7" draw:text-style-name="P2" draw:layer="layout" svg:width="3.81cm" svg:height="1.27cm" draw:transform="rotate (1.5707963267946) translate (0.895cm 18.415cm)">
          <text:p text:style-name="P5"><text:span text:style-name="T4">CRON</text:span></text:p>
          <draw:enhanced-geometry svg:viewBox="0 0 21600 21600" draw:type="non-primitive" draw:enhanced-path="M 0 0 L 21600 0 21600 21600 0 21600 Z N"/>
        </draw:custom-shape>
        <draw:connector draw:name="Straight Arrow Connector 24" draw:style-name="gr17" draw:layer="layout" draw:type="line" svg:x1="5.609cm" svg:y1="6.985cm" svg:x2="5.517cm" svg:y2="15.452cm" draw:start-shape="id9" draw:start-glue-point="2" draw:end-shape="id10" draw:end-glue-point="0" svg:d="m5609 6985-92 8467">
          <text:p/>
        </draw:connector>
        <draw:custom-shape draw:name="AutoShape 4" draw:style-name="gr4" draw:text-style-name="P2" xml:id="id9" draw:id="id9" draw:layer="layout" svg:width="5.292cm" svg:height="1.905cm" svg:x="2.963cm" svg:y="5.08cm">
          <text:p text:style-name="P5"><text:span text:style-name="T4">Enterprise DB</text:span></text:p>
          <draw:enhanced-geometry svg:viewBox="0 0 21600 21600" draw:path-stretchpoint-x="21600" draw:path-stretchpoint-y="21600" draw:text-areas="?f2 ?f14 ?f3 ?f15" draw:glue-points="?f9 ?f14" draw:type="non-primitive" draw:modifiers="14347" draw:enhanced-path="S M ?f2 ?f13 A ?f55 ?f56 ?f57 ?f58 ?f2 ?f13 ?f52 ?f54 W ?f59 ?f60 ?f61 ?f62 ?f2 ?f13 ?f52 ?f54 L ?f3 ?f15 A ?f102 ?f103 ?f104 ?f105 ?f3 ?f15 ?f99 ?f101 W ?f106 ?f107 ?f108 ?f109 ?f3 ?f15 ?f99 ?f101 Z N S M ?f2 ?f13 A ?f126 ?f127 ?f128 ?f129 ?f2 ?f13 ?f123 ?f125 W ?f130 ?f131 ?f132 ?f133 ?f2 ?f13 ?f123 ?f125 A ?f142 ?f143 ?f144 ?f145 ?f123 ?f125 ?f140 ?f141 W ?f146 ?f147 ?f148 ?f149 ?f123 ?f125 ?f140 ?f141 Z N F M ?f3 ?f13 A ?f102 ?f154 ?f104 ?f155 ?f3 ?f13 ?f99 ?f153 W ?f106 ?f156 ?f108 ?f157 ?f3 ?f13 ?f99 ?f153 A ?f166 ?f167 ?f168 ?f169 ?f99 ?f153 ?f164 ?f165 W ?f170 ?f171 ?f172 ?f173 ?f99 ?f153 ?f164 ?f165 L ?f3 ?f15 A ?f102 ?f103 ?f104 ?f105 ?f3 ?f15 ?f99 ?f101 W ?f106 ?f107 ?f108 ?f109 ?f3 ?f15 ?f99 ?f101 L ?f2 ?f13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?f0 + ?f66"/>
            <draw:equation draw:name="f111" draw:formula="?f110 + ?f1"/>
            <draw:equation draw:name="f112" draw:formula="?f111 * ?f11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8"/>
            <draw:equation draw:name="f117" draw:formula="sin(?f113)"/>
            <draw:equation draw:name="f118" draw:formula="0 - ?f117"/>
            <draw:equation draw:name="f119" draw:formula="?f118 * ?f13"/>
            <draw:equation draw:name="f120" draw:formula="sqrt(?f116 * ?f116 + ?f119 * ?f119 + 0 * 0)"/>
            <draw:equation draw:name="f121" draw:formula="?f8 * ?f13 / ?f120"/>
            <draw:equation draw:name="f122" draw:formula="?f118 * ?f121"/>
            <draw:equation draw:name="f123" draw:formula="?f33 + ?f122"/>
            <draw:equation draw:name="f124" draw:formula="?f115 * ?f121"/>
            <draw:equation draw:name="f125" draw:formula="?f35 + ?f124"/>
            <draw:equation draw:name="f126" draw:formula="if(?f66, ?f2, ?f36)"/>
            <draw:equation draw:name="f127" draw:formula="if(?f66, ?f13, ?f37)"/>
            <draw:equation draw:name="f128" draw:formula="if(?f66, ?f2, ?f38)"/>
            <draw:equation draw:name="f129" draw:formula="if(?f66, ?f13, ?f39)"/>
            <draw:equation draw:name="f130" draw:formula="if(?f66, ?f36, ?f123)"/>
            <draw:equation draw:name="f131" draw:formula="if(?f66, ?f37, ?f125)"/>
            <draw:equation draw:name="f132" draw:formula="if(?f66, ?f38, ?f123)"/>
            <draw:equation draw:name="f133" draw:formula="if(?f66, ?f39, ?f125)"/>
            <draw:equation draw:name="f134" draw:formula="?f123 - ?f79"/>
            <draw:equation draw:name="f135" draw:formula="?f125 - ?f81"/>
            <draw:equation draw:name="f136" draw:formula="?f134 - ?f8"/>
            <draw:equation draw:name="f137" draw:formula="?f135 - ?f13"/>
            <draw:equation draw:name="f138" draw:formula="?f134 + ?f8"/>
            <draw:equation draw:name="f139" draw:formula="?f135 + ?f13"/>
            <draw:equation draw:name="f140" draw:formula="?f134 + ?f98"/>
            <draw:equation draw:name="f141" draw:formula="?f135 + ?f100"/>
            <draw:equation draw:name="f142" draw:formula="if(?f66, ?f123, ?f136)"/>
            <draw:equation draw:name="f143" draw:formula="if(?f66, ?f125, ?f137)"/>
            <draw:equation draw:name="f144" draw:formula="if(?f66, ?f123, ?f138)"/>
            <draw:equation draw:name="f145" draw:formula="if(?f66, ?f125, ?f139)"/>
            <draw:equation draw:name="f146" draw:formula="if(?f66, ?f136, ?f140)"/>
            <draw:equation draw:name="f147" draw:formula="if(?f66, ?f137, ?f141)"/>
            <draw:equation draw:name="f148" draw:formula="if(?f66, ?f138, ?f140)"/>
            <draw:equation draw:name="f149" draw:formula="if(?f66, ?f139, ?f141)"/>
            <draw:equation draw:name="f150" draw:formula="?f13 - ?f81"/>
            <draw:equation draw:name="f151" draw:formula="?f150 - ?f13"/>
            <draw:equation draw:name="f152" draw:formula="?f150 + ?f13"/>
            <draw:equation draw:name="f153" draw:formula="?f150 + ?f100"/>
            <draw:equation draw:name="f154" draw:formula="if(?f66, ?f13, ?f151)"/>
            <draw:equation draw:name="f155" draw:formula="if(?f66, ?f13, ?f152)"/>
            <draw:equation draw:name="f156" draw:formula="if(?f66, ?f151, ?f153)"/>
            <draw:equation draw:name="f157" draw:formula="if(?f66, ?f152, ?f153)"/>
            <draw:equation draw:name="f158" draw:formula="?f99 - ?f32"/>
            <draw:equation draw:name="f159" draw:formula="?f153 - ?f34"/>
            <draw:equation draw:name="f160" draw:formula="?f158 - ?f8"/>
            <draw:equation draw:name="f161" draw:formula="?f159 - ?f13"/>
            <draw:equation draw:name="f162" draw:formula="?f158 + ?f8"/>
            <draw:equation draw:name="f163" draw:formula="?f159 + ?f13"/>
            <draw:equation draw:name="f164" draw:formula="?f158 + ?f122"/>
            <draw:equation draw:name="f165" draw:formula="?f159 + ?f124"/>
            <draw:equation draw:name="f166" draw:formula="if(?f66, ?f99, ?f160)"/>
            <draw:equation draw:name="f167" draw:formula="if(?f66, ?f153, ?f161)"/>
            <draw:equation draw:name="f168" draw:formula="if(?f66, ?f99, ?f162)"/>
            <draw:equation draw:name="f169" draw:formula="if(?f66, ?f153, ?f163)"/>
            <draw:equation draw:name="f170" draw:formula="if(?f66, ?f160, ?f164)"/>
            <draw:equation draw:name="f171" draw:formula="if(?f66, ?f161, ?f165)"/>
            <draw:equation draw:name="f172" draw:formula="if(?f66, ?f162, ?f164)"/>
            <draw:equation draw:name="f173" draw:formula="if(?f66, ?f163, ?f165)"/>
          </draw:enhanced-geometry>
        </draw:custom-shape>
        <draw:connector draw:name="Straight Arrow Connector 27" draw:style-name="gr18" draw:layer="layout" draw:type="line" svg:x1="5.616cm" svg:y1="4.445cm" svg:x2="5.609cm" svg:y2="5.08cm" draw:start-shape="id11" draw:start-glue-point="2" draw:end-shape="id9" draw:end-glue-point="0" svg:d="m5616 4445-7 635">
          <text:p/>
        </draw:connector>
        <draw:custom-shape draw:name="Rectangle 51" draw:style-name="gr6" draw:text-style-name="P2" xml:id="id10" draw:id="id10" draw:layer="layout" svg:width="6.773cm" svg:height="1.693cm" svg:x="2.131cm" svg:y="15.452cm">
          <text:p text:style-name="P5"><text:span text:style-name="T10">Thursday</text:span><text:span text:style-name="T4"> Report</text:span></text:p>
          <text:p text:style-name="P5"><text:span text:style-name="T5">TTPUB</text:span></text:p>
          <draw:enhanced-geometry svg:viewBox="0 0 21600 21600" draw:type="non-primitive" draw:enhanced-path="M 0 0 L 21600 0 21600 21600 0 21600 Z N"/>
        </draw:custom-shape>
        <draw:connector draw:name="Shape 38" draw:style-name="gr19" draw:layer="layout" svg:x1="8.904cm" svg:y1="16.298cm" svg:x2="10.937cm" svg:y2="13.634cm" draw:start-shape="id10" draw:start-glue-point="1" draw:end-shape="id12" draw:end-glue-point="3" svg:d="m8904 16298h1016v-2664h1017">
          <text:p/>
        </draw:connector>
        <draw:custom-shape draw:name="Rectangle 51" draw:style-name="gr6" draw:text-style-name="P2" xml:id="id12" draw:id="id12" draw:layer="layout" svg:width="4.657cm" svg:height="1.693cm" svg:x="10.937cm" svg:y="12.788cm">
          <text:p text:style-name="P5"><text:span text:style-name="T4">Configure</text:span></text:p>
          <text:p text:style-name="P5"><text:span text:style-name="T5">TTPUB</text:span></text:p>
          <draw:enhanced-geometry svg:viewBox="0 0 21600 21600" draw:type="non-primitive" draw:enhanced-path="M 0 0 L 21600 0 21600 21600 0 21600 Z N"/>
        </draw:custom-shape>
        <draw:custom-shape draw:name="Oval 53" draw:style-name="gr13" draw:text-style-name="P2" draw:layer="layout" svg:width="1.27cm" svg:height="1.27cm" svg:x="2.117cm" svg:y="4.022cm">
          <text:p text:style-name="P1"><text:span text:style-name="T6">1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Oval 54" draw:style-name="gr13" draw:text-style-name="P2" draw:layer="layout" svg:width="1.27cm" svg:height="1.27cm" svg:x="2.117cm" svg:y="16.51cm">
          <text:p text:style-name="P1"><text:span text:style-name="T6">2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51" draw:style-name="gr20" draw:text-style-name="P2" draw:layer="layout" svg:width="15.24cm" svg:height="10.495cm" svg:x="9.402cm" svg:y="2.205cm">
          <text:list text:style-name="L3">
            <text:list-item>
              <text:p text:style-name="P8"><text:span text:style-name="T5">Scheduling folks may make ‘tweaks’ to the quarterly schedule (e.g., detours, adjustments, etc…).</text:span></text:p>
            </text:list-item>
            <text:list-item>
              <text:p text:style-name="P8"><text:span text:style-name="T5">Every Thursday morning, a CRON (automation) job will run TTPUB to generate a schedule and a report. </text:span><text:span text:style-name="T5"><text:a xlink:href="http://trimet.org/schedule/ttReport.html">http</text:a></text:span><text:span text:style-name="T5"><text:a xlink:href="http://trimet.org/schedule/ttReport.html">://</text:a></text:span><text:span text:style-name="T5"><text:a xlink:href="http://trimet.org/schedule/ttReport.html">trimet.org/schedule/ttReport.html</text:a></text:span><text:span text:style-name="T5"> </text:span></text:p>
            </text:list-item>
            <text:list-item>
              <text:p text:style-name="P8"><text:span text:style-name="T5">The On-street Communication team reads the report, and will adjust the TTPUB configuration if necessary</text:span></text:p>
            </text:list-item>
            <text:list-item>
              <text:p text:style-name="P8"><text:span text:style-name="T5">The CRON job will run again on Sunday morning, and post a fresh set of web timetables to trimet.org. <text:s/></text:span></text:p>
            </text:list-item>
          </text:list>
          <text:p text:style-name="P9"><text:span text:style-name="T9"/></text:p>
          <text:p text:style-name="P9"><text:span text:style-name="T9">NOTE: the TTPUB Config work done for printed output is used in generating the weekly web timetables. For the most part, web timetables require little additional effort (e.g., it’s only when a timepoint is part of a detour that work needs to be done to adjust the TTPUB config). <text:s/>At TriMet, two instances of TTPUB are running…one to prepare the new quarterly schedule for print, and the other for tweaks to the web configuration.</text:span></text:p>
          <draw:enhanced-geometry svg:viewBox="0 0 21600 21600" draw:type="non-primitive" draw:enhanced-path="M 0 0 L 21600 0 21600 21600 0 21600 Z N"/>
        </draw:custom-shape>
        <draw:custom-shape draw:name="Rectangle 51" draw:style-name="gr6" draw:text-style-name="P2" xml:id="id13" draw:id="id13" draw:layer="layout" svg:width="6.35cm" svg:height="1.693cm" svg:x="17.152cm" svg:y="15.452cm">
          <text:p text:style-name="P5"><text:span text:style-name="T10">Sunday</text:span><text:span text:style-name="T4"> Publish</text:span></text:p>
          <text:p text:style-name="P5"><text:span text:style-name="T5">TTPUB</text:span></text:p>
          <draw:enhanced-geometry svg:viewBox="0 0 21600 21600" draw:type="non-primitive" draw:enhanced-path="M 0 0 L 21600 0 21600 21600 0 21600 Z N"/>
        </draw:custom-shape>
        <draw:connector draw:name="Elbow Connector 57" draw:style-name="gr21" draw:layer="layout" svg:x1="15.594cm" svg:y1="13.634cm" svg:x2="17.152cm" svg:y2="16.298cm" draw:start-shape="id12" draw:start-glue-point="1" draw:end-shape="id13" draw:end-glue-point="3" svg:d="m15594 13634h779v2664h779">
          <text:p/>
        </draw:connector>
        <draw:custom-shape draw:name="Oval 66" draw:style-name="gr13" draw:text-style-name="P2" draw:layer="layout" svg:width="1.27cm" svg:height="1.27cm" svg:x="16.51cm" svg:y="14.605cm">
          <text:p text:style-name="P1"><text:span text:style-name="T6">4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Oval 55" draw:style-name="gr13" draw:text-style-name="P2" draw:layer="layout" svg:width="1.27cm" svg:height="1.27cm" svg:x="10.16cm" svg:y="12.7cm">
          <text:p text:style-name="P1"><text:span text:style-name="T6">3</text:span></text:p>
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7-blank-Blank" presentation:presentation-page-layout-name="AL2T13">
        <draw:frame draw:name="Rectangle 30" presentation:style-name="pr4" draw:text-style-name="P7" draw:layer="layout" svg:width="21.59cm" svg:height="1.905cm" svg:x="0.57cm" svg:y="0.2cm" presentation:class="title" presentation:user-transformed="true">
          <draw:text-box>
            <text:p text:style-name="P1"><text:span text:style-name="T3">Two notes about TTPUB at TriMet</text:span></text:p>
          </draw:text-box>
        </draw:frame>
        <draw:custom-shape draw:name="Rectangle 32" draw:style-name="gr2" draw:text-style-name="P2" draw:layer="layout" svg:width="23.918cm" svg:height="5.503cm" svg:x="0.847cm" svg:y="2.117cm">
          <text:p/>
          <draw:enhanced-geometry svg:viewBox="0 0 21600 21600" draw:type="non-primitive" draw:enhanced-path="M 0 0 L 21600 0 21600 21600 0 21600 Z N"/>
        </draw:custom-shape>
        <draw:custom-shape draw:name="Rectangle 32" draw:style-name="gr3" draw:text-style-name="P2" draw:layer="layout" svg:width="23.918cm" svg:height="7.197cm" svg:x="0.838cm" svg:y="7.408cm">
          <text:p/>
          <draw:enhanced-geometry svg:viewBox="0 0 21600 21600" draw:type="non-primitive" draw:enhanced-path="M 0 0 L 21600 0 21600 21600 0 21600 Z N"/>
        </draw:custom-shape>
        <draw:custom-shape draw:name="Rectangle 32" draw:style-name="gr5" draw:text-style-name="P2" draw:layer="layout" svg:width="23.918cm" svg:height="3.806cm" svg:x="0.847cm" svg:y="14.605cm">
          <text:p/>
          <draw:enhanced-geometry svg:viewBox="0 0 21600 21600" draw:type="non-primitive" draw:enhanced-path="M 0 0 L 21600 0 21600 21600 0 21600 Z N"/>
        </draw:custom-shape>
        <draw:custom-shape draw:name="Rectangle 51" draw:style-name="gr20" draw:text-style-name="P2" draw:layer="layout" svg:width="22.437cm" svg:height="15.452cm" svg:x="1.693cm" svg:y="2.328cm">
          <text:p text:style-name="P1"><text:span text:style-name="T5">First: because manipulating rows of stop times is prone to error, we have a goal at TriMet to never touch that data. <text:s/>Instead we use TTPUB to export data in a format that Adobe inDesign can read into a document template (an example inDesign template is available from </text:span><text:span text:style-name="T5"><text:a xlink:href="http://timetablepublisher.org/">http://</text:a></text:span><text:span text:style-name="T5"><text:a xlink:href="http://timetablepublisher.org/">timetablepublisher.org</text:a></text:span><text:span text:style-name="T5">). <text:s/>That said, there is one ‘printed’ schedule (Weekday MAX Blue </text:span><text:span text:style-name="T5"><text:a xlink:href="http://trimet.org/schedules/w/t1100_1.htm">http://</text:a></text:span><text:span text:style-name="T5"><text:a xlink:href="http://trimet.org/schedules/w/t1100_1.htm">trimet.org/schedules/w/t1100_1.htm</text:a></text:span><text:span text:style-name="T5">), which has Friday-only trips that are cut-and-pasted into a special section on the schedule document. <text:s/>Other than that, no one touches stop time data. <text:s/>Ever. <text:s/>All data is pulled from the scheduling database, and manipulated into something readable by TTPUB. <text:s/>A good guideline is that if human hands are editing/copying/pasting scheduling data, something is probably wrong.</text:span></text:p>
          <text:p text:style-name="P1"><text:span text:style-name="T5"/></text:p>
          <text:p text:style-name="P1"><text:span text:style-name="T5">---- </text:span></text:p>
          <text:p text:style-name="P1"><text:span text:style-name="T5"/></text:p>
          <text:p text:style-name="P1"><text:span text:style-name="T5">Second: it’s important to note that at TriMet, we do not use TTPUB’s GTFS data loader. <text:s/>We instead connect TTPUB to our internal scheduling database. <text:s/>The GTFS data loader is great because it opens TTPUB up to many other agencies; but the data loader functionality is limited when compared to a database (e.g., no date-based ‘Compare’ with the GTFS loader). <text:s/>The TTPUB code available on </text:span><text:span text:style-name="T5"><text:a xlink:href="http://timetablepublisher.org/">http://</text:a></text:span><text:span text:style-name="T5"><text:a xlink:href="http://timetablepublisher.org/">timetablepublisher.org</text:a></text:span><text:span text:style-name="T5"> is the same code we use at TriMet (the only difference is we’ve enabled the logic to connect to our internal scheduling database). <text:s/>That database code is included in the open-source snapshot as an example…and one day, I hope someone (maybe myself) finds the time to get TTPUB connected to a GTFS database ala </text:span><text:span text:style-name="T5"><text:a xlink:href="http://gtfsdb.com/">http://gtfsdb.com</text:a></text:span><text:span text:style-name="T5">. 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1056" xlink:href="Pictures/100000000000000800000008DC2A64D4.png" xlink:type="simple" xlink:show="embed" xlink:actuate="onLoad"/>
    <draw:fill-image draw:name="a1239" xlink:href="Pictures/100000000000000800000008DC2A64D4.png" xlink:type="simple" xlink:show="embed" xlink:actuate="onLoad"/>
    <draw:fill-image draw:name="a1418" xlink:href="Pictures/100000000000000800000008DC2A64D4.png" xlink:type="simple" xlink:show="embed" xlink:actuate="onLoad"/>
    <draw:fill-image draw:name="a1622" xlink:href="Pictures/100000000000000800000008DC2A64D4.png" xlink:type="simple" xlink:show="embed" xlink:actuate="onLoad"/>
    <draw:fill-image draw:name="a1812" xlink:href="Pictures/100000000000000800000008DC2A64D4.png" xlink:type="simple" xlink:show="embed" xlink:actuate="onLoad"/>
    <draw:fill-image draw:name="a2012" xlink:href="Pictures/100000000000000800000008DC2A64D4.png" xlink:type="simple" xlink:show="embed" xlink:actuate="onLoad"/>
    <draw:fill-image draw:name="a2212" xlink:href="Pictures/100000000000000800000008DC2A64D4.png" xlink:type="simple" xlink:show="embed" xlink:actuate="onLoad"/>
    <draw:fill-image draw:name="a31" xlink:href="Pictures/100000000000000800000008DC2A64D4.png" xlink:type="simple" xlink:show="embed" xlink:actuate="onLoad"/>
    <draw:fill-image draw:name="a427" xlink:href="Pictures/100000000000000800000008DC2A64D4.png" xlink:type="simple" xlink:show="embed" xlink:actuate="onLoad"/>
    <draw:fill-image draw:name="a614" xlink:href="Pictures/100000000000000800000008DC2A64D4.png" xlink:type="simple" xlink:show="embed" xlink:actuate="onLoad"/>
    <draw:fill-image draw:name="a831" xlink:href="Pictures/100000000000000800000008DC2A64D4.png" xlink:type="simple" xlink:show="embed" xlink:actuate="onLoad"/>
    <draw:marker draw:name="Arrow" svg:viewBox="0 0 20 30" svg:d="m10 0-10 30h20z"/>
    <draw:marker draw:name="a2434" svg:viewBox="0 0 20 30" svg:d="m10 0-10 30h20z"/>
    <draw:marker draw:name="a2440" svg:viewBox="0 0 20 30" svg:d="m10 0-10 30h20z"/>
    <draw:marker draw:name="a2448" svg:viewBox="0 0 20 30" svg:d="m10 0-10 30h20z"/>
    <draw:marker draw:name="a2462" svg:viewBox="0 0 20 30" svg:d="m10 0-10 30h20z"/>
    <draw:marker draw:name="a2464" svg:viewBox="0 0 20 30" svg:d="m10 0-10 30h20z"/>
    <draw:marker draw:name="a2486" svg:viewBox="0 0 20 30" svg:d="m10 0-10 30h20z"/>
    <draw:marker draw:name="a2488" svg:viewBox="0 0 20 30" svg:d="m10 0-10 30h20z"/>
    <draw:marker draw:name="a2554" svg:viewBox="0 0 20 30" svg:d="m10 0-10 30h20z"/>
    <draw:marker draw:name="a2560" svg:viewBox="0 0 20 30" svg:d="m10 0-10 30h20z"/>
    <draw:marker draw:name="a2569" svg:viewBox="0 0 20 30" svg:d="m10 0-10 30h20z"/>
    <draw:marker draw:name="a2622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draw:stroke="solid" svg:stroke-width="0.026cm" svg:stroke-color="#40458c" draw:stroke-linejoin="round" draw:fill-color="#ecd882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Blueprint-background" style:family="presentation">
      <style:graphic-properties draw:stroke="none" draw:fill="solid" draw:fill-color="#ffffff"/>
      <style:text-properties style:letter-kerning="true"/>
    </style:style>
    <style:style style:name="Master1-Bluepri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Bluepri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outline1" style:family="presentation">
      <style:graphic-properties draw:stroke="none" draw:fill="none">
        <text:list-style style:name="Master1-Bluepr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outline2" style:family="presentation" style:parent-style-name="Master1-Blueprint-outline1">
      <style:paragraph-properties fo:margin-top="0cm" fo:margin-bottom="0.4cm"/>
      <style:text-properties fo:font-size="28pt" style:font-size-asian="28pt" style:font-size-complex="28pt"/>
    </style:style>
    <style:style style:name="Master1-Blueprint-outline3" style:family="presentation" style:parent-style-name="Master1-Blueprint-outline2">
      <style:paragraph-properties fo:margin-top="0cm" fo:margin-bottom="0.3cm"/>
      <style:text-properties fo:font-size="24pt" style:font-size-asian="24pt" style:font-size-complex="24pt"/>
    </style:style>
    <style:style style:name="Master1-Blueprint-outline4" style:family="presentation" style:parent-style-name="Master1-Blueprint-outline3">
      <style:paragraph-properties fo:margin-top="0cm" fo:margin-bottom="0.2cm"/>
      <style:text-properties fo:font-size="20pt" style:font-size-asian="20pt" style:font-size-complex="20pt"/>
    </style:style>
    <style:style style:name="Master1-Blueprint-outline5" style:family="presentation" style:parent-style-name="Master1-Blueprint-outline4">
      <style:paragraph-properties fo:margin-top="0cm" fo:margin-bottom="0.1cm"/>
      <style:text-properties fo:font-size="20pt" style:font-size-asian="20pt" style:font-size-complex="20pt"/>
    </style:style>
    <style:style style:name="Master1-Blueprint-outline6" style:family="presentation" style:parent-style-name="Master1-Blueprint-outline5">
      <style:paragraph-properties fo:margin-top="0cm" fo:margin-bottom="0.1cm"/>
      <style:text-properties fo:font-size="20pt" style:font-size-asian="20pt" style:font-size-complex="20pt"/>
    </style:style>
    <style:style style:name="Master1-Blueprint-outline7" style:family="presentation" style:parent-style-name="Master1-Blueprint-outline6">
      <style:paragraph-properties fo:margin-top="0cm" fo:margin-bottom="0.1cm"/>
      <style:text-properties fo:font-size="20pt" style:font-size-asian="20pt" style:font-size-complex="20pt"/>
    </style:style>
    <style:style style:name="Master1-Blueprint-outline8" style:family="presentation" style:parent-style-name="Master1-Blueprint-outline7">
      <style:paragraph-properties fo:margin-top="0cm" fo:margin-bottom="0.1cm"/>
      <style:text-properties fo:font-size="20pt" style:font-size-asian="20pt" style:font-size-complex="20pt"/>
    </style:style>
    <style:style style:name="Master1-Blueprint-outline9" style:family="presentation" style:parent-style-name="Master1-Blueprint-outline8">
      <style:paragraph-properties fo:margin-top="0cm" fo:margin-bottom="0.1cm"/>
      <style:text-properties fo:font-size="20pt" style:font-size-asian="20pt" style:font-size-complex="20pt"/>
    </style:style>
    <style:style style:name="Master1-Blueprint-subtitle" style:family="presentation">
      <style:graphic-properties draw:stroke="none" draw:fill="none" draw:textarea-vertical-align="middle">
        <text:list-style style:name="Master1-Bluepri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title" style:family="presentation">
      <style:graphic-properties draw:stroke="none" draw:fill="none" draw:textarea-vertical-align="middle">
        <text:list-style style:name="Master1-Bluepri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width="0.026cm" svg:stroke-color="#cfdbfd" svg:stroke-opacity="100%" draw:stroke-linejoin="round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bitmap" draw:fill-image-name="a31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6f89f7" svg:stroke-opacity="100%" draw:stroke-linejoin="round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solid" draw:fill-color="#cfdbfd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bitmap" draw:fill-image-name="a427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draw:fill="bitmap" draw:fill-image-name="a614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9" style:family="graphic" style:parent-style-name="standard">
      <style:graphic-properties draw:stroke="none" draw:fill="bitmap" draw:fill-image-name="a831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0" style:family="graphic" style:parent-style-name="standard">
      <style:graphic-properties draw:stroke="none" draw:fill="bitmap" draw:fill-image-name="a1056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none" draw:fill="bitmap" draw:fill-image-name="a1239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none" draw:fill="bitmap" draw:fill-image-name="a1418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none" draw:fill="bitmap" draw:fill-image-name="a1622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none" draw:fill="bitmap" draw:fill-image-name="a1812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5" style:family="graphic" style:parent-style-name="standard">
      <style:graphic-properties draw:stroke="none" draw:fill="bitmap" draw:fill-image-name="a2012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6" style:family="graphic" style:parent-style-name="standard">
      <style:graphic-properties draw:stroke="none" draw:fill="bitmap" draw:fill-image-name="a2212" style:repeat="repeat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Bluepri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Bluepri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Bluepri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Bluepri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Bluepri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Bluepri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0066" style:text-line-through-style="none" style:text-position="0% 100%" fo:font-family="Tahoma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40458c" style:text-line-through-style="none" style:text-position="0% 100%" fo:font-family="Tahoma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40458c" style:text-line-through-style="none" style:text-position="0% 100%" fo:font-family="Tahom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40458c" style:text-line-through-style="none" style:text-position="0% 100%" fo:font-family="Tahom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40458c" style:text-line-through-style="none" style:text-position="0% 100%" fo:font-family="Tahoma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40458c" style:text-line-through-style="none" style:text-position="0% 100%" fo:font-family="Tahoma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660066" style:text-line-through-style="none" style:text-position="0% 100%" fo:font-family="Tahoma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40458c" style:text-line-through-style="none" style:text-position="0% 100%" fo:font-family="Tahom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40458c" style:text-line-through-style="none" style:text-position="0% 100%" fo:font-family="Tahoma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40458c" style:text-line-through-style="none" style:text-position="0% 100%" fo:font-family="Tahoma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color="#660066" style:text-line-through-style="none" style:text-position="0% 100%" fo:font-family="Tahoma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color="#40458c" style:text-line-through-style="none" style:text-position="0% 100%" fo:font-family="Tahoma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F0000000FA3E18D38.png" xlink:type="simple" xlink:show="embed" xlink:actuate="onLoad">
        <style:list-level-properties text:min-label-width="0.953cm" style:vertical-pos="middle" style:vertical-rel="line" fo:width="0.869cm" fo:height="0.869cm"/>
      </text:list-level-style-image>
      <text:list-level-style-image text:level="2" xlink:href="Pictures/100002000000000F0000000FA3E18D38.png" xlink:type="simple" xlink:show="embed" xlink:actuate="onLoad">
        <style:list-level-properties text:space-before="1.111cm" text:min-label-width="0.953cm" style:vertical-pos="middle" style:vertical-rel="line" fo:width="0.869cm" fo:height="0.869cm"/>
      </text:list-level-style-image>
      <text:list-level-style-image text:level="3" xlink:href="Pictures/100002000000000F0000000FA3E18D38.png" xlink:type="simple" xlink:show="embed" xlink:actuate="onLoad">
        <style:list-level-properties text:space-before="2.223cm" text:min-label-width="0.953cm" style:vertical-pos="middle" style:vertical-rel="line" fo:width="0.869cm" fo:height="0.869cm"/>
      </text:list-level-style-image>
      <text:list-level-style-image text:level="4" xlink:href="Pictures/100002000000000F0000000FA3E18D38.png" xlink:type="simple" xlink:show="embed" xlink:actuate="onLoad">
        <style:list-level-properties text:space-before="3.493cm" text:min-label-width="0.953cm" style:vertical-pos="middle" style:vertical-rel="line" fo:width="0.869cm" fo:height="0.869cm"/>
      </text:list-level-style-image>
      <text:list-level-style-image text:level="5" xlink:href="Pictures/100002000000000F0000000FA3E18D38.png" xlink:type="simple" xlink:show="embed" xlink:actuate="onLoad">
        <style:list-level-properties text:space-before="4.763cm" text:min-label-width="0.953cm" style:vertical-pos="middle" style:vertical-rel="line" fo:width="0.869cm" fo:height="0.869cm"/>
      </text:list-level-style-image>
      <text:list-level-style-image text:level="6" xlink:href="Pictures/100002000000000F0000000FA3E18D38.png" xlink:type="simple" xlink:show="embed" xlink:actuate="onLoad">
        <style:list-level-properties text:space-before="6.032cm" text:min-label-width="0.953cm" style:vertical-pos="middle" style:vertical-rel="line" fo:width="0.869cm" fo:height="0.869cm"/>
      </text:list-level-style-image>
      <text:list-level-style-image text:level="7" xlink:href="Pictures/100002000000000F0000000FA3E18D38.png" xlink:type="simple" xlink:show="embed" xlink:actuate="onLoad">
        <style:list-level-properties text:space-before="7.302cm" text:min-label-width="0.953cm" style:vertical-pos="middle" style:vertical-rel="line" fo:width="0.869cm" fo:height="0.869cm"/>
      </text:list-level-style-image>
      <text:list-level-style-image text:level="8" xlink:href="Pictures/100002000000000F0000000FA3E18D38.png" xlink:type="simple" xlink:show="embed" xlink:actuate="onLoad">
        <style:list-level-properties text:space-before="8.572cm" text:min-label-width="0.953cm" style:vertical-pos="middle" style:vertical-rel="line" fo:width="0.869cm" fo:height="0.869cm"/>
      </text:list-level-style-image>
      <text:list-level-style-image text:level="9" xlink:href="Pictures/100002000000000F0000000FA3E18D38.png" xlink:type="simple" xlink:show="embed" xlink:actuate="onLoad">
        <style:list-level-properties text:space-before="9.842cm" text:min-label-width="0.953cm" style:vertical-pos="middle" style:vertical-rel="line" fo:width="0.869cm" fo:height="0.869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n">
        <style:list-level-properties text:space-before="0.159cm" text:min-label-width="0.794cm"/>
        <style:text-properties fo:font-family="Wingdings" style:font-pitch="variable" fo:color="#40458c" fo:font-size="60%"/>
      </text:list-level-style-bullet>
      <text:list-level-style-bullet text:level="2" text:bullet-char="n">
        <style:list-level-properties text:space-before="1.27cm" text:min-label-width="0.794cm"/>
        <style:text-properties fo:font-family="Wingdings" style:font-pitch="variable" fo:color="#40458c" fo:font-size="60%"/>
      </text:list-level-style-bullet>
      <text:list-level-style-bullet text:level="3" text:bullet-char="n">
        <style:list-level-properties text:space-before="2.381cm" text:min-label-width="0.794cm"/>
        <style:text-properties fo:font-family="Wingdings" style:font-pitch="variable" fo:color="#40458c" fo:font-size="60%"/>
      </text:list-level-style-bullet>
      <text:list-level-style-bullet text:level="4" text:bullet-char="n">
        <style:list-level-properties text:space-before="3.651cm" text:min-label-width="0.794cm"/>
        <style:text-properties fo:font-family="Wingdings" style:font-pitch="variable" fo:color="#40458c" fo:font-size="60%"/>
      </text:list-level-style-bullet>
      <text:list-level-style-bullet text:level="5" text:bullet-char="n">
        <style:list-level-properties text:space-before="4.921cm" text:min-label-width="0.794cm"/>
        <style:text-properties fo:font-family="Wingdings" style:font-pitch="variable" fo:color="#40458c" fo:font-size="60%"/>
      </text:list-level-style-bullet>
      <text:list-level-style-bullet text:level="6" text:bullet-char="n">
        <style:list-level-properties text:space-before="6.191cm" text:min-label-width="0.794cm"/>
        <style:text-properties fo:font-family="Wingdings" style:font-pitch="variable" fo:color="#40458c" fo:font-size="60%"/>
      </text:list-level-style-bullet>
      <text:list-level-style-bullet text:level="7" text:bullet-char="n">
        <style:list-level-properties text:space-before="7.461cm" text:min-label-width="0.794cm"/>
        <style:text-properties fo:font-family="Wingdings" style:font-pitch="variable" fo:color="#40458c" fo:font-size="60%"/>
      </text:list-level-style-bullet>
      <text:list-level-style-bullet text:level="8" text:bullet-char="n">
        <style:list-level-properties text:space-before="8.731cm" text:min-label-width="0.794cm"/>
        <style:text-properties fo:font-family="Wingdings" style:font-pitch="variable" fo:color="#40458c" fo:font-size="60%"/>
      </text:list-level-style-bullet>
      <text:list-level-style-bullet text:level="9" text:bullet-char="n">
        <style:list-level-properties text:space-before="10.001cm" text:min-label-width="0.794cm"/>
        <style:text-properties fo:font-family="Wingdings" style:font-pitch="variable" fo:color="#40458c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w">
        <style:list-level-properties text:space-before="0.318cm" text:min-label-width="0.635cm"/>
        <style:text-properties fo:font-family="Wingdings" style:font-pitch="variable" fo:color="#6f89f7" fo:font-size="95%"/>
      </text:list-level-style-bullet>
      <text:list-level-style-bullet text:level="2" text:bullet-char="w">
        <style:list-level-properties text:space-before="1.429cm" text:min-label-width="0.635cm"/>
        <style:text-properties fo:font-family="Wingdings" style:font-pitch="variable" fo:color="#6f89f7" fo:font-size="95%"/>
      </text:list-level-style-bullet>
      <text:list-level-style-bullet text:level="3" text:bullet-char="w">
        <style:list-level-properties text:space-before="2.54cm" text:min-label-width="0.635cm"/>
        <style:text-properties fo:font-family="Wingdings" style:font-pitch="variable" fo:color="#6f89f7" fo:font-size="95%"/>
      </text:list-level-style-bullet>
      <text:list-level-style-bullet text:level="4" text:bullet-char="w">
        <style:list-level-properties text:space-before="3.81cm" text:min-label-width="0.635cm"/>
        <style:text-properties fo:font-family="Wingdings" style:font-pitch="variable" fo:color="#6f89f7" fo:font-size="95%"/>
      </text:list-level-style-bullet>
      <text:list-level-style-bullet text:level="5" text:bullet-char="w">
        <style:list-level-properties text:space-before="5.08cm" text:min-label-width="0.635cm"/>
        <style:text-properties fo:font-family="Wingdings" style:font-pitch="variable" fo:color="#6f89f7" fo:font-size="95%"/>
      </text:list-level-style-bullet>
      <text:list-level-style-bullet text:level="6" text:bullet-char="w">
        <style:list-level-properties text:space-before="6.35cm" text:min-label-width="0.635cm"/>
        <style:text-properties fo:font-family="Wingdings" style:font-pitch="variable" fo:color="#6f89f7" fo:font-size="95%"/>
      </text:list-level-style-bullet>
      <text:list-level-style-bullet text:level="7" text:bullet-char="w">
        <style:list-level-properties text:space-before="7.62cm" text:min-label-width="0.635cm"/>
        <style:text-properties fo:font-family="Wingdings" style:font-pitch="variable" fo:color="#6f89f7" fo:font-size="95%"/>
      </text:list-level-style-bullet>
      <text:list-level-style-bullet text:level="8" text:bullet-char="w">
        <style:list-level-properties text:space-before="8.89cm" text:min-label-width="0.635cm"/>
        <style:text-properties fo:font-family="Wingdings" style:font-pitch="variable" fo:color="#6f89f7" fo:font-size="95%"/>
      </text:list-level-style-bullet>
      <text:list-level-style-bullet text:level="9" text:bullet-char="w">
        <style:list-level-properties text:space-before="10.16cm" text:min-label-width="0.635cm"/>
        <style:text-properties fo:font-family="Wingdings" style:font-pitch="variable" fo:color="#6f89f7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space-before="0.318cm" text:min-label-width="0.635cm"/>
        <style:text-properties fo:font-family="Wingdings" style:font-pitch="variable" fo:color="#40458c" fo:font-size="65%"/>
      </text:list-level-style-bullet>
      <text:list-level-style-bullet text:level="2" text:bullet-char="n">
        <style:list-level-properties text:space-before="1.429cm" text:min-label-width="0.635cm"/>
        <style:text-properties fo:font-family="Wingdings" style:font-pitch="variable" fo:color="#40458c" fo:font-size="65%"/>
      </text:list-level-style-bullet>
      <text:list-level-style-bullet text:level="3" text:bullet-char="n">
        <style:list-level-properties text:space-before="2.54cm" text:min-label-width="0.635cm"/>
        <style:text-properties fo:font-family="Wingdings" style:font-pitch="variable" fo:color="#40458c" fo:font-size="65%"/>
      </text:list-level-style-bullet>
      <text:list-level-style-bullet text:level="4" text:bullet-char="n">
        <style:list-level-properties text:space-before="3.81cm" text:min-label-width="0.635cm"/>
        <style:text-properties fo:font-family="Wingdings" style:font-pitch="variable" fo:color="#40458c" fo:font-size="65%"/>
      </text:list-level-style-bullet>
      <text:list-level-style-bullet text:level="5" text:bullet-char="n">
        <style:list-level-properties text:space-before="5.08cm" text:min-label-width="0.635cm"/>
        <style:text-properties fo:font-family="Wingdings" style:font-pitch="variable" fo:color="#40458c" fo:font-size="65%"/>
      </text:list-level-style-bullet>
      <text:list-level-style-bullet text:level="6" text:bullet-char="n">
        <style:list-level-properties text:space-before="6.35cm" text:min-label-width="0.635cm"/>
        <style:text-properties fo:font-family="Wingdings" style:font-pitch="variable" fo:color="#40458c" fo:font-size="65%"/>
      </text:list-level-style-bullet>
      <text:list-level-style-bullet text:level="7" text:bullet-char="n">
        <style:list-level-properties text:space-before="7.62cm" text:min-label-width="0.635cm"/>
        <style:text-properties fo:font-family="Wingdings" style:font-pitch="variable" fo:color="#40458c" fo:font-size="65%"/>
      </text:list-level-style-bullet>
      <text:list-level-style-bullet text:level="8" text:bullet-char="n">
        <style:list-level-properties text:space-before="8.89cm" text:min-label-width="0.635cm"/>
        <style:text-properties fo:font-family="Wingdings" style:font-pitch="variable" fo:color="#40458c" fo:font-size="65%"/>
      </text:list-level-style-bullet>
      <text:list-level-style-bullet text:level="9" text:bullet-char="n">
        <style:list-level-properties text:space-before="10.16cm" text:min-label-width="0.635cm"/>
        <style:text-properties fo:font-family="Wingdings" style:font-pitch="variable" fo:color="#40458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n">
        <style:list-level-properties text:space-before="0.318cm" text:min-label-width="0.635cm"/>
        <style:text-properties fo:font-family="Wingdings" style:font-pitch="variable" fo:color="#6f89f7" fo:font-size="60%"/>
      </text:list-level-style-bullet>
      <text:list-level-style-bullet text:level="2" text:bullet-char="n">
        <style:list-level-properties text:space-before="1.429cm" text:min-label-width="0.635cm"/>
        <style:text-properties fo:font-family="Wingdings" style:font-pitch="variable" fo:color="#6f89f7" fo:font-size="60%"/>
      </text:list-level-style-bullet>
      <text:list-level-style-bullet text:level="3" text:bullet-char="n">
        <style:list-level-properties text:space-before="2.54cm" text:min-label-width="0.635cm"/>
        <style:text-properties fo:font-family="Wingdings" style:font-pitch="variable" fo:color="#6f89f7" fo:font-size="60%"/>
      </text:list-level-style-bullet>
      <text:list-level-style-bullet text:level="4" text:bullet-char="n">
        <style:list-level-properties text:space-before="3.81cm" text:min-label-width="0.635cm"/>
        <style:text-properties fo:font-family="Wingdings" style:font-pitch="variable" fo:color="#6f89f7" fo:font-size="60%"/>
      </text:list-level-style-bullet>
      <text:list-level-style-bullet text:level="5" text:bullet-char="n">
        <style:list-level-properties text:space-before="5.08cm" text:min-label-width="0.635cm"/>
        <style:text-properties fo:font-family="Wingdings" style:font-pitch="variable" fo:color="#6f89f7" fo:font-size="60%"/>
      </text:list-level-style-bullet>
      <text:list-level-style-bullet text:level="6" text:bullet-char="n">
        <style:list-level-properties text:space-before="6.35cm" text:min-label-width="0.635cm"/>
        <style:text-properties fo:font-family="Wingdings" style:font-pitch="variable" fo:color="#6f89f7" fo:font-size="60%"/>
      </text:list-level-style-bullet>
      <text:list-level-style-bullet text:level="7" text:bullet-char="n">
        <style:list-level-properties text:space-before="7.62cm" text:min-label-width="0.635cm"/>
        <style:text-properties fo:font-family="Wingdings" style:font-pitch="variable" fo:color="#6f89f7" fo:font-size="60%"/>
      </text:list-level-style-bullet>
      <text:list-level-style-bullet text:level="8" text:bullet-char="n">
        <style:list-level-properties text:space-before="8.89cm" text:min-label-width="0.635cm"/>
        <style:text-properties fo:font-family="Wingdings" style:font-pitch="variable" fo:color="#6f89f7" fo:font-size="60%"/>
      </text:list-level-style-bullet>
      <text:list-level-style-bullet text:level="9" text:bullet-char="n">
        <style:list-level-properties text:space-before="10.16cm" text:min-label-width="0.635cm"/>
        <style:text-properties fo:font-family="Wingdings" style:font-pitch="variable" fo:color="#6f89f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00000000F0000000FA3E18D38.png" xlink:type="simple" xlink:show="embed" xlink:actuate="onLoad">
        <style:list-level-properties text:min-label-width="0.953cm" style:vertical-pos="middle" style:vertical-rel="line" fo:width="0.761cm" fo:height="0.761cm"/>
      </text:list-level-style-image>
      <text:list-level-style-image text:level="2" xlink:href="Pictures/100002000000000F0000000FA3E18D38.png" xlink:type="simple" xlink:show="embed" xlink:actuate="onLoad">
        <style:list-level-properties text:space-before="1.111cm" text:min-label-width="0.953cm" style:vertical-pos="middle" style:vertical-rel="line" fo:width="0.761cm" fo:height="0.761cm"/>
      </text:list-level-style-image>
      <text:list-level-style-image text:level="3" xlink:href="Pictures/100002000000000F0000000FA3E18D38.png" xlink:type="simple" xlink:show="embed" xlink:actuate="onLoad">
        <style:list-level-properties text:space-before="2.223cm" text:min-label-width="0.953cm" style:vertical-pos="middle" style:vertical-rel="line" fo:width="0.761cm" fo:height="0.761cm"/>
      </text:list-level-style-image>
      <text:list-level-style-image text:level="4" xlink:href="Pictures/100002000000000F0000000FA3E18D38.png" xlink:type="simple" xlink:show="embed" xlink:actuate="onLoad">
        <style:list-level-properties text:space-before="3.493cm" text:min-label-width="0.953cm" style:vertical-pos="middle" style:vertical-rel="line" fo:width="0.761cm" fo:height="0.761cm"/>
      </text:list-level-style-image>
      <text:list-level-style-image text:level="5" xlink:href="Pictures/100002000000000F0000000FA3E18D38.png" xlink:type="simple" xlink:show="embed" xlink:actuate="onLoad">
        <style:list-level-properties text:space-before="4.763cm" text:min-label-width="0.953cm" style:vertical-pos="middle" style:vertical-rel="line" fo:width="0.761cm" fo:height="0.761cm"/>
      </text:list-level-style-image>
      <text:list-level-style-image text:level="6" xlink:href="Pictures/100002000000000F0000000FA3E18D38.png" xlink:type="simple" xlink:show="embed" xlink:actuate="onLoad">
        <style:list-level-properties text:space-before="6.032cm" text:min-label-width="0.953cm" style:vertical-pos="middle" style:vertical-rel="line" fo:width="0.761cm" fo:height="0.761cm"/>
      </text:list-level-style-image>
      <text:list-level-style-image text:level="7" xlink:href="Pictures/100002000000000F0000000FA3E18D38.png" xlink:type="simple" xlink:show="embed" xlink:actuate="onLoad">
        <style:list-level-properties text:space-before="7.302cm" text:min-label-width="0.953cm" style:vertical-pos="middle" style:vertical-rel="line" fo:width="0.761cm" fo:height="0.761cm"/>
      </text:list-level-style-image>
      <text:list-level-style-image text:level="8" xlink:href="Pictures/100002000000000F0000000FA3E18D38.png" xlink:type="simple" xlink:show="embed" xlink:actuate="onLoad">
        <style:list-level-properties text:space-before="8.572cm" text:min-label-width="0.953cm" style:vertical-pos="middle" style:vertical-rel="line" fo:width="0.761cm" fo:height="0.761cm"/>
      </text:list-level-style-image>
      <text:list-level-style-image text:level="9" xlink:href="Pictures/100002000000000F0000000FA3E18D38.png" xlink:type="simple" xlink:show="embed" xlink:actuate="onLoad">
        <style:list-level-properties text:space-before="9.842cm" text:min-label-width="0.953cm" style:vertical-pos="middle" style:vertical-rel="line" fo:width="0.761cm" fo:height="0.76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0F0000000FA3E18D38.png" xlink:type="simple" xlink:show="embed" xlink:actuate="onLoad">
        <style:list-level-properties text:min-label-width="0.953cm" style:vertical-pos="middle" style:vertical-rel="line" fo:width="0.652cm" fo:height="0.652cm"/>
      </text:list-level-style-image>
      <text:list-level-style-image text:level="2" xlink:href="Pictures/100002000000000F0000000FA3E18D38.png" xlink:type="simple" xlink:show="embed" xlink:actuate="onLoad">
        <style:list-level-properties text:space-before="1.111cm" text:min-label-width="0.953cm" style:vertical-pos="middle" style:vertical-rel="line" fo:width="0.652cm" fo:height="0.652cm"/>
      </text:list-level-style-image>
      <text:list-level-style-image text:level="3" xlink:href="Pictures/100002000000000F0000000FA3E18D38.png" xlink:type="simple" xlink:show="embed" xlink:actuate="onLoad">
        <style:list-level-properties text:space-before="2.223cm" text:min-label-width="0.953cm" style:vertical-pos="middle" style:vertical-rel="line" fo:width="0.652cm" fo:height="0.652cm"/>
      </text:list-level-style-image>
      <text:list-level-style-image text:level="4" xlink:href="Pictures/100002000000000F0000000FA3E18D38.png" xlink:type="simple" xlink:show="embed" xlink:actuate="onLoad">
        <style:list-level-properties text:space-before="3.493cm" text:min-label-width="0.953cm" style:vertical-pos="middle" style:vertical-rel="line" fo:width="0.652cm" fo:height="0.652cm"/>
      </text:list-level-style-image>
      <text:list-level-style-image text:level="5" xlink:href="Pictures/100002000000000F0000000FA3E18D38.png" xlink:type="simple" xlink:show="embed" xlink:actuate="onLoad">
        <style:list-level-properties text:space-before="4.763cm" text:min-label-width="0.953cm" style:vertical-pos="middle" style:vertical-rel="line" fo:width="0.652cm" fo:height="0.652cm"/>
      </text:list-level-style-image>
      <text:list-level-style-image text:level="6" xlink:href="Pictures/100002000000000F0000000FA3E18D38.png" xlink:type="simple" xlink:show="embed" xlink:actuate="onLoad">
        <style:list-level-properties text:space-before="6.032cm" text:min-label-width="0.953cm" style:vertical-pos="middle" style:vertical-rel="line" fo:width="0.652cm" fo:height="0.652cm"/>
      </text:list-level-style-image>
      <text:list-level-style-image text:level="7" xlink:href="Pictures/100002000000000F0000000FA3E18D38.png" xlink:type="simple" xlink:show="embed" xlink:actuate="onLoad">
        <style:list-level-properties text:space-before="7.302cm" text:min-label-width="0.953cm" style:vertical-pos="middle" style:vertical-rel="line" fo:width="0.652cm" fo:height="0.652cm"/>
      </text:list-level-style-image>
      <text:list-level-style-image text:level="8" xlink:href="Pictures/100002000000000F0000000FA3E18D38.png" xlink:type="simple" xlink:show="embed" xlink:actuate="onLoad">
        <style:list-level-properties text:space-before="8.572cm" text:min-label-width="0.953cm" style:vertical-pos="middle" style:vertical-rel="line" fo:width="0.652cm" fo:height="0.652cm"/>
      </text:list-level-style-image>
      <text:list-level-style-image text:level="9" xlink:href="Pictures/100002000000000F0000000FA3E18D38.png" xlink:type="simple" xlink:show="embed" xlink:actuate="onLoad">
        <style:list-level-properties text:space-before="9.842cm" text:min-label-width="0.953cm" style:vertical-pos="middle" style:vertical-rel="line" fo:width="0.652cm" fo:height="0.6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Blueprint" style:page-layout-name="PM1" draw:style-name="Mdp1">
      <draw:g draw:name="Group 2">
        <draw:g draw:name="Group 3">
          <draw:g draw:name="Group 4">
            <draw:custom-shape draw:name="Line 5" draw:style-name="Mgr3" draw:text-style-name="MP3" draw:layer="layout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layout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layout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layout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layout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layout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layout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layout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layout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layout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layout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layout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layout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layout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layout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layout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layout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layout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layout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layout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layout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layout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layout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layout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layout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layout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layout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layout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layout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layout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layout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layout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layout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layout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layout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layout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layout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layout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layout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layout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layout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layout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layout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layout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layout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layout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layout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layout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layout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layout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layout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4" draw:text-style-name="MP3" draw:layer="layout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layout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layout" svg:width="4.957cm" svg:height="0.001cm" svg:x="1.145cm" svg:y="4.207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layout" svg:width="0.001cm" svg:height="6.447cm" svg:x="1.69cm" svg:y="3.94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layout" svg:width="0.534cm" svg:height="0.539cm" svg:x="1.425cm" svg:y="3.933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Rectangle 63" presentation:style-name="Mpr1" draw:text-style-name="MP3" draw:layer="backgroundobjects" svg:width="21.59cm" svg:height="3.175cm" svg:x="1.693cm" svg:y="0.847cm" presentation:class="title">
        <draw:text-box>
          <text:p text:style-name="MP4"><text:span text:style-name="MT2">Click to edit Master title style</text:span></text:p>
        </draw:text-box>
      </draw:frame>
      <draw:frame draw:name="Rectangle 64" presentation:style-name="Mpr2" draw:text-style-name="MP3" draw:layer="backgroundobjects" svg:width="21.59cm" svg:height="11.43cm" svg:x="2.328cm" svg:y="5.292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>Rectangle: Click to edit Master text styles
Second level
Third level
Fourth level
Fifth level</svg:desc>
      </draw:frame>
      <draw:frame draw:name="Rectangle 68" presentation:style-name="Mpr3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4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3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Blueprint-title" draw:layer="backgroundobjects" svg:width="13.968cm" svg:height="10.476cm" svg:x="3.81cm" svg:y="2.123cm" presentation:class="page"/>
        <draw:frame presentation:style-name="Master1-Bluepri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g draw:name="Group 77">
        <draw:g draw:name="Group 68">
          <draw:custom-shape draw:name="Rectangle 3" draw:style-name="Mgr6" draw:text-style-name="MP3" draw:layer="layout" svg:width="16.087cm" svg:height="0.423cm" svg:x="9.313cm" svg:y="0cm">
            <text:p/>
            <draw:enhanced-geometry svg:viewBox="0 0 21600 21600" draw:type="non-primitive" draw:enhanced-path="M 0 0 L 21600 0 21600 21600 0 21600 Z N"/>
          </draw:custom-shape>
          <draw:g draw:name="Group 4">
            <draw:custom-shape draw:name="Line 5" draw:style-name="Mgr3" draw:text-style-name="MP3" draw:layer="layout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layout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layout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layout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layout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layout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layout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layout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layout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layout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layout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layout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layout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layout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layout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layout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layout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layout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layout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layout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layout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layout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7" draw:style-name="Mgr3" draw:text-style-name="MP3" draw:layer="layout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8" draw:style-name="Mgr3" draw:text-style-name="MP3" draw:layer="layout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layout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layout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layout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layout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layout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layout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layout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layout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layout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layout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layout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layout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layout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layout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layout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layout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layout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layout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layout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layout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layout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layout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layout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layout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layout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layout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layout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draw:name="Line 56" draw:style-name="Mgr5" draw:text-style-name="MP3" draw:layer="layout" svg:width="0.001cm" svg:height="6.562cm" svg:x="24.553cm" svg:y="0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76">
          <draw:custom-shape draw:name="Line 65" draw:style-name="Mgr5" draw:text-style-name="MP3" draw:layer="layout" svg:width="0.001cm" svg:height="7.92cm" svg:x="2.231cm" svg:y="2.46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3" draw:style-name="Mgr5" draw:text-style-name="MP3" draw:layer="layout" svg:width="14.16cm" svg:height="0.004cm" svg:x="0.013cm" svg:y="8.484cm">
            <text:p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4" draw:style-name="Mgr5" draw:text-style-name="MP3" draw:layer="layout" svg:width="16.805cm" svg:height="0.004cm" svg:x="1.687cm" svg:y="4.136cm">
            <text:p/>
  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6" draw:style-name="Mgr5" draw:text-style-name="MP3" draw:layer="layout" svg:width="0.688cm" svg:height="0.692cm" draw:transform="rotate (-1.57079632679579) translate (2.569cm 3.795cm)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g draw:name="Group 75">
          <draw:custom-shape draw:name="Line 67" draw:style-name="Mgr5" draw:text-style-name="MP3" draw:layer="layout" svg:width="16.792cm" svg:height="0.001cm" svg:x="6.526cm" svg:y="15.172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8" draw:style-name="Mgr5" draw:text-style-name="MP3" draw:layer="layout" svg:width="0.001cm" svg:height="7.99cm" svg:x="22.801cm" svg:y="8.608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9" draw:style-name="Mgr5" draw:text-style-name="MP3" draw:layer="layout" svg:width="0.688cm" svg:height="0.692cm" draw:transform="rotate (-1.57079632679579) translate (23.166cm 14.762cm)">
            <text:p/>
            <draw:enhanced-geometry svg:viewBox="0 0 43195 43200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Rectangle 57" presentation:style-name="Mpr7" draw:text-style-name="MP3" draw:layer="backgroundobjects" svg:width="21.59cm" svg:height="3.175cm" svg:x="2.752cm" svg:y="4.868cm" presentation:class="title">
        <draw:text-box>
          <text:p text:style-name="MP4"><text:span text:style-name="MT2">Click to edit Master title style</text:span></text:p>
        </draw:text-box>
      </draw:frame>
      <draw:frame draw:name="Rectangle 58" presentation:style-name="Mpr8" draw:text-style-name="MP3" draw:layer="backgroundobjects" svg:width="17.78cm" svg:height="4.868cm" svg:x="2.752cm" svg:y="9.194cm" presentation:class="subtitle">
        <draw:text-box>
          <text:p text:style-name="MP11"><text:span text:style-name="MT3">Click to edit Master subtitle style</text:span></text:p>
        </draw:text-box>
        <svg:desc>Rectangle: Click to edit Master text styles
Second level
Third level
Fourth level
Fifth level</svg:desc>
      </draw:frame>
      <draw:frame draw:name="Rectangle 71" presentation:style-name="Mpr9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72" presentation:style-name="Mpr10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3" presentation:style-name="Mpr9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7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Title 1" presentation:style-name="Mpr13" draw:text-style-name="MP3" draw:layer="backgroundobjects" svg:width="21.59cm" svg:height="3.175cm" svg:x="1.693cm" svg:y="0.847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14" draw:text-style-name="MP3" draw:layer="backgroundobjects" svg:width="21.59cm" svg:height="11.43cm" svg:x="2.328cm" svg:y="5.292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Rectangle 68" presentation:style-name="Mpr15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16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15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8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Title 1" presentation:style-name="Mpr19" draw:text-style-name="MP3" draw:layer="backgroundobjects" svg:width="21.59cm" svg:height="3.784cm" svg:x="2.006cm" svg:y="12.241cm" presentation:class="title">
        <draw:text-box>
          <text:p text:style-name="MP4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1.59cm" svg:height="4.167cm" svg:x="2.006cm" svg:y="8.074cm" presentation:class="outline">
        <draw:text-box>
          <text:list text:style-name="ML8">
            <text:list-item>
              <text:p text:style-name="MP12"><text:span text:style-name="MT6">Click to edit Master text styles</text:span></text:p>
            </text:list-item>
          </text:list>
        </draw:text-box>
      </draw:frame>
      <draw:frame draw:name="Rectangle 68" presentation:style-name="Mpr21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22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21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9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Title 1" presentation:style-name="Mpr25" draw:text-style-name="MP3" draw:layer="backgroundobjects" svg:width="21.59cm" svg:height="3.175cm" svg:x="1.693cm" svg:y="0.847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26" draw:text-style-name="MP3" draw:layer="backgroundobjects" svg:width="10.583cm" svg:height="11.43cm" svg:x="2.328cm" svg:y="5.292cm" presentation:class="title">
        <draw:text-box>
          <text:list text:style-name="ML9">
            <text:list-item>
              <text:p text:style-name="MP13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0.583cm" svg:height="11.43cm" svg:x="13.335cm" svg:y="5.292cm" presentation:class="title">
        <draw:text-box>
          <text:list text:style-name="ML9">
            <text:list-item>
              <text:p text:style-name="MP13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9">Fourth level</text:span><text:span text:style-name="MT9"><text:line-break/></text:span><text:span text:style-name="MT9">Fifth level</text:span></text:p>
            </text:list-item>
          </text:list>
        </draw:text-box>
      </draw:frame>
      <draw:frame draw:name="Rectangle 68" presentation:style-name="Mpr27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28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27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10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Title 1" presentation:style-name="Mpr31" draw:text-style-name="MP3" draw:layer="backgroundobjects" svg:width="22.86cm" svg:height="3.175cm" svg:x="1.27cm" svg:y="0.763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32" draw:text-style-name="MP3" draw:layer="backgroundobjects" svg:width="11.223cm" svg:height="1.777cm" svg:x="1.27cm" svg:y="4.264cm" presentation:class="outline">
        <draw:text-box>
          <text:list text:style-name="ML8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223cm" svg:height="10.976cm" svg:x="1.27cm" svg:y="6.041cm" presentation:class="title">
        <draw:text-box>
          <text:list text:style-name="ML10">
            <text:list-item>
              <text:p text:style-name="MP15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9">Third level</text:span><text:span text:style-name="MT9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11.227cm" svg:height="1.777cm" svg:x="12.903cm" svg:y="4.264cm" presentation:class="outline">
        <draw:text-box>
          <text:list text:style-name="ML8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227cm" svg:height="10.976cm" svg:x="12.903cm" svg:y="6.041cm" presentation:class="title">
        <draw:text-box>
          <text:list text:style-name="ML10">
            <text:list-item>
              <text:p text:style-name="MP15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9">Third level</text:span><text:span text:style-name="MT9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Rectangle 68" presentation:style-name="Mpr34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35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34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11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Title 1" presentation:style-name="Mpr38" draw:text-style-name="MP3" draw:layer="backgroundobjects" svg:width="21.59cm" svg:height="3.175cm" svg:x="1.693cm" svg:y="0.847cm" presentation:class="title">
        <draw:text-box>
          <text:p text:style-name="MP4"><text:span text:style-name="MT2">Click to edit Master title style</text:span></text:p>
        </draw:text-box>
      </draw:frame>
      <draw:frame draw:name="Rectangle 68" presentation:style-name="Mpr39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40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39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12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Rectangle 68" presentation:style-name="Mpr43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44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43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13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Title 1" presentation:style-name="Mpr47" draw:text-style-name="MP3" draw:layer="backgroundobjects" svg:width="8.356cm" svg:height="3.228cm" svg:x="1.27cm" svg:y="0.758cm" presentation:class="title">
        <draw:text-box>
          <text:p text:style-name="MP4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8.356cm" svg:height="13.031cm" svg:x="1.27cm" svg:y="3.986cm" presentation:class="outline">
        <draw:text-box>
          <text:list text:style-name="ML8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Rectangle 68" presentation:style-name="Mpr50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51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50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14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Title 1" presentation:style-name="Mpr54" draw:text-style-name="MP3" draw:layer="backgroundobjects" svg:width="15.24cm" svg:height="1.574cm" svg:x="4.979cm" svg:y="13.335cm" presentation:class="title">
        <draw:text-box>
          <text:p text:style-name="MP4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3" draw:layer="backgroundobjects" svg:width="15.24cm" svg:height="2.236cm" svg:x="4.979cm" svg:y="14.909cm" presentation:class="outline">
        <draw:text-box>
          <text:list text:style-name="ML8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Rectangle 68" presentation:style-name="Mpr57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58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57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15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Title 1" presentation:style-name="Mpr61" draw:text-style-name="MP3" draw:layer="backgroundobjects" svg:width="21.59cm" svg:height="3.175cm" svg:x="1.693cm" svg:y="0.847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1.59cm" svg:height="11.43cm" svg:x="2.328cm" svg:y="5.292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8" presentation:style-name="Mpr63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64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63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g draw:name="Group 2">
        <draw:g draw:name="Group 3">
          <draw:g draw:name="Group 4">
            <draw:custom-shape draw:name="Line 5" draw:style-name="Mgr3" draw:text-style-name="MP3" draw:layer="Master1-bg" svg:width="25.4cm" svg:height="0.001cm" svg:x="0cm" svg:y="0.8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6" draw:style-name="Mgr3" draw:text-style-name="MP3" draw:layer="Master1-bg" svg:width="25.4cm" svg:height="0.001cm" svg:x="0cm" svg:y="1.6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7" draw:style-name="Mgr3" draw:text-style-name="MP3" draw:layer="Master1-bg" svg:width="25.4cm" svg:height="0.001cm" svg:x="0cm" svg:y="2.5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8" draw:style-name="Mgr3" draw:text-style-name="MP3" draw:layer="Master1-bg" svg:width="25.4cm" svg:height="0.001cm" svg:x="0cm" svg:y="3.3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9" draw:style-name="Mgr3" draw:text-style-name="MP3" draw:layer="Master1-bg" svg:width="25.4cm" svg:height="0.001cm" svg:x="0cm" svg:y="4.2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0" draw:style-name="Mgr3" draw:text-style-name="MP3" draw:layer="Master1-bg" svg:width="25.4cm" svg:height="0.001cm" svg:x="0cm" svg:y="5.0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1" draw:style-name="Mgr3" draw:text-style-name="MP3" draw:layer="Master1-bg" svg:width="25.4cm" svg:height="0.001cm" svg:x="0cm" svg:y="5.9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2" draw:style-name="Mgr3" draw:text-style-name="MP3" draw:layer="Master1-bg" svg:width="25.4cm" svg:height="0.001cm" svg:x="0cm" svg:y="6.77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3" draw:style-name="Mgr3" draw:text-style-name="MP3" draw:layer="Master1-bg" svg:width="25.4cm" svg:height="0.001cm" svg:x="0cm" svg:y="7.62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4" draw:style-name="Mgr3" draw:text-style-name="MP3" draw:layer="Master1-bg" svg:width="25.4cm" svg:height="0.001cm" svg:x="0cm" svg:y="8.46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5" draw:style-name="Mgr3" draw:text-style-name="MP3" draw:layer="Master1-bg" svg:width="25.4cm" svg:height="0.001cm" svg:x="0cm" svg:y="9.31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6" draw:style-name="Mgr3" draw:text-style-name="MP3" draw:layer="Master1-bg" svg:width="25.4cm" svg:height="0.001cm" svg:x="0cm" svg:y="10.16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7" draw:style-name="Mgr3" draw:text-style-name="MP3" draw:layer="Master1-bg" svg:width="25.4cm" svg:height="0.001cm" svg:x="0cm" svg:y="11.00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8" draw:style-name="Mgr3" draw:text-style-name="MP3" draw:layer="Master1-bg" svg:width="25.4cm" svg:height="0.001cm" svg:x="0cm" svg:y="11.85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19" draw:style-name="Mgr3" draw:text-style-name="MP3" draw:layer="Master1-bg" svg:width="25.4cm" svg:height="0.001cm" svg:x="0cm" svg:y="12.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0" draw:style-name="Mgr3" draw:text-style-name="MP3" draw:layer="Master1-bg" svg:width="25.4cm" svg:height="0.001cm" svg:x="0cm" svg:y="13.54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1" draw:style-name="Mgr3" draw:text-style-name="MP3" draw:layer="Master1-bg" svg:width="25.4cm" svg:height="0.001cm" svg:x="0cm" svg:y="14.39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2" draw:style-name="Mgr3" draw:text-style-name="MP3" draw:layer="Master1-bg" svg:width="25.4cm" svg:height="0.001cm" svg:x="0cm" svg:y="15.24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3" draw:style-name="Mgr3" draw:text-style-name="MP3" draw:layer="Master1-bg" svg:width="25.4cm" svg:height="0.001cm" svg:x="0cm" svg:y="16.08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4" draw:style-name="Mgr3" draw:text-style-name="MP3" draw:layer="Master1-bg" svg:width="25.4cm" svg:height="0.001cm" svg:x="0cm" svg:y="16.933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5" draw:style-name="Mgr3" draw:text-style-name="MP3" draw:layer="Master1-bg" svg:width="25.4cm" svg:height="0.001cm" svg:x="0cm" svg:y="17.78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6" draw:style-name="Mgr3" draw:text-style-name="MP3" draw:layer="Master1-bg" svg:width="25.4cm" svg:height="0.001cm" svg:x="0cm" svg:y="18.627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7">
            <draw:custom-shape draw:name="Line 28" draw:style-name="Mgr3" draw:text-style-name="MP3" draw:layer="Master1-bg" svg:width="0.001cm" svg:height="19.05cm" svg:x="0.8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29" draw:style-name="Mgr3" draw:text-style-name="MP3" draw:layer="Master1-bg" svg:width="0.001cm" svg:height="19.05cm" svg:x="1.6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0" draw:style-name="Mgr3" draw:text-style-name="MP3" draw:layer="Master1-bg" svg:width="0.001cm" svg:height="19.05cm" svg:x="2.5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1" draw:style-name="Mgr3" draw:text-style-name="MP3" draw:layer="Master1-bg" svg:width="0.001cm" svg:height="19.05cm" svg:x="3.3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2" draw:style-name="Mgr3" draw:text-style-name="MP3" draw:layer="Master1-bg" svg:width="0.001cm" svg:height="19.05cm" svg:x="4.2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3" draw:style-name="Mgr3" draw:text-style-name="MP3" draw:layer="Master1-bg" svg:width="0.001cm" svg:height="19.05cm" svg:x="5.0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4" draw:style-name="Mgr3" draw:text-style-name="MP3" draw:layer="Master1-bg" svg:width="0.001cm" svg:height="19.05cm" svg:x="5.9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5" draw:style-name="Mgr3" draw:text-style-name="MP3" draw:layer="Master1-bg" svg:width="0.001cm" svg:height="19.05cm" svg:x="6.7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6" draw:style-name="Mgr3" draw:text-style-name="MP3" draw:layer="Master1-bg" svg:width="0.001cm" svg:height="19.05cm" svg:x="7.6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7" draw:style-name="Mgr3" draw:text-style-name="MP3" draw:layer="Master1-bg" svg:width="0.001cm" svg:height="19.05cm" svg:x="8.4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8" draw:style-name="Mgr3" draw:text-style-name="MP3" draw:layer="Master1-bg" svg:width="0.001cm" svg:height="19.05cm" svg:x="9.3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39" draw:style-name="Mgr3" draw:text-style-name="MP3" draw:layer="Master1-bg" svg:width="0.001cm" svg:height="19.05cm" svg:x="10.1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0" draw:style-name="Mgr3" draw:text-style-name="MP3" draw:layer="Master1-bg" svg:width="0.001cm" svg:height="19.05cm" svg:x="11.0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1" draw:style-name="Mgr3" draw:text-style-name="MP3" draw:layer="Master1-bg" svg:width="0.001cm" svg:height="19.05cm" svg:x="11.8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2" draw:style-name="Mgr3" draw:text-style-name="MP3" draw:layer="Master1-bg" svg:width="0.001cm" svg:height="19.05cm" svg:x="12.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3" draw:style-name="Mgr3" draw:text-style-name="MP3" draw:layer="Master1-bg" svg:width="0.001cm" svg:height="19.05cm" svg:x="13.54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4" draw:style-name="Mgr3" draw:text-style-name="MP3" draw:layer="Master1-bg" svg:width="0.001cm" svg:height="19.05cm" svg:x="14.39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5" draw:style-name="Mgr3" draw:text-style-name="MP3" draw:layer="Master1-bg" svg:width="0.001cm" svg:height="19.05cm" svg:x="15.24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6" draw:style-name="Mgr3" draw:text-style-name="MP3" draw:layer="Master1-bg" svg:width="0.001cm" svg:height="19.05cm" svg:x="16.08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7" draw:style-name="Mgr3" draw:text-style-name="MP3" draw:layer="Master1-bg" svg:width="0.001cm" svg:height="19.05cm" svg:x="16.93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8" draw:style-name="Mgr3" draw:text-style-name="MP3" draw:layer="Master1-bg" svg:width="0.001cm" svg:height="19.05cm" svg:x="17.78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49" draw:style-name="Mgr3" draw:text-style-name="MP3" draw:layer="Master1-bg" svg:width="0.001cm" svg:height="19.05cm" svg:x="18.62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0" draw:style-name="Mgr3" draw:text-style-name="MP3" draw:layer="Master1-bg" svg:width="0.001cm" svg:height="19.05cm" svg:x="19.47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1" draw:style-name="Mgr3" draw:text-style-name="MP3" draw:layer="Master1-bg" svg:width="0.001cm" svg:height="19.05cm" svg:x="20.32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2" draw:style-name="Mgr3" draw:text-style-name="MP3" draw:layer="Master1-bg" svg:width="0.001cm" svg:height="19.05cm" svg:x="21.16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3" draw:style-name="Mgr3" draw:text-style-name="MP3" draw:layer="Master1-bg" svg:width="0.001cm" svg:height="19.05cm" svg:x="22.01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4" draw:style-name="Mgr3" draw:text-style-name="MP3" draw:layer="Master1-bg" svg:width="0.001cm" svg:height="19.05cm" svg:x="22.86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5" draw:style-name="Mgr3" draw:text-style-name="MP3" draw:layer="Master1-bg" svg:width="0.001cm" svg:height="19.05cm" svg:x="23.707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draw:name="Line 56" draw:style-name="Mgr3" draw:text-style-name="MP3" draw:layer="Master1-bg" svg:width="0.001cm" svg:height="19.05cm" svg:x="24.553cm" svg:y="0cm">
              <text:p/>
  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draw:name="Rectangle 57" draw:style-name="Mgr16" draw:text-style-name="MP3" draw:layer="Master1-bg" svg:width="16.087cm" svg:height="0.423cm" svg:x="9.313cm" svg:y="0cm">
          <svg:desc>60%</svg:desc>
          <text:p/>
          <draw:enhanced-geometry svg:viewBox="0 0 21600 21600" draw:type="non-primitive" draw:enhanced-path="M 0 0 L 21600 0 21600 21600 0 21600 Z N"/>
        </draw:custom-shape>
        <draw:custom-shape draw:name="Line 58" draw:style-name="Mgr5" draw:text-style-name="MP3" draw:layer="Master1-bg" svg:width="0.001cm" svg:height="6.562cm" svg:x="24.553cm" svg:y="0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9">
          <draw:custom-shape draw:name="Line 60" draw:style-name="Mgr5" draw:text-style-name="MP3" draw:layer="Master1-bg" svg:width="4.957cm" svg:height="0.001cm" svg:x="1.145cm" svg:y="6.456cm">
            <text:p/>
  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Line 61" draw:style-name="Mgr5" draw:text-style-name="MP3" draw:layer="Master1-bg" svg:width="0.001cm" svg:height="12.665cm" svg:x="1.69cm" svg:y="5.9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Arc 62" draw:style-name="Mgr5" draw:text-style-name="MP3" draw:layer="Master1-bg" svg:width="0.534cm" svg:height="1.058cm" svg:x="1.425cm" svg:y="5.918cm">
            <text:p/>
            <draw:enhanced-geometry svg:viewBox="0 0 43195 43200" draw:mirror-horizontal="true" draw:text-areas="?f20 ?f22 ?f21 ?f23" draw:glue-points="?f14 ?f15 ?f16 ?f17 ?f18 ?f19" draw:type="non-primitive" draw:enhanced-path="F M 21114 5 C 21274 1 21434 -1 21595 0 33524 0 43195 9670 43195 21600 43195 33529 33524 43200 21595 43200 9843 43200 247 33805 -1 22056 N S M 21114 5 C 21274 1 21434 -1 21595 0 33524 0 43195 9670 43195 21600 43195 33529 33524 43200 21595 43200 9843 43200 247 33805 -1 22056 L 21595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95"/>
              <draw:equation draw:name="f7" draw:formula="?f4 / 43200"/>
              <draw:equation draw:name="f8" draw:formula="21114 * ?f5 / 43195"/>
              <draw:equation draw:name="f9" draw:formula="5 * ?f4 / 43200"/>
              <draw:equation draw:name="f10" draw:formula="0 * ?f5 / 43195"/>
              <draw:equation draw:name="f11" draw:formula="22056 * ?f4 / 43200"/>
              <draw:equation draw:name="f12" draw:formula="21595 * ?f5 / 43195"/>
              <draw:equation draw:name="f13" draw:formula="21600 * ?f4 / 4320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</draw:g>
      <draw:frame draw:name="Vertical Title 1" presentation:style-name="Mpr67" draw:text-style-name="MP17" draw:layer="backgroundobjects" svg:width="5.556cm" svg:height="15.875cm" svg:x="18.362cm" svg:y="0.847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16.245cm" svg:height="15.875cm" svg:x="1.693cm" svg:y="0.847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8" presentation:style-name="Mpr69" draw:text-style-name="MP3" draw:layer="backgroundobjects" svg:width="5.292cm" svg:height="1.27cm" svg:x="1.905cm" svg:y="17.357cm" presentation:class="date-time">
        <draw:text-box>
          <text:p/>
        </draw:text-box>
      </draw:frame>
      <draw:frame draw:name="Rectangle 69" presentation:style-name="Mpr70" draw:text-style-name="MP3" draw:layer="backgroundobjects" svg:width="8.043cm" svg:height="1.27cm" svg:x="8.678cm" svg:y="17.357cm" presentation:class="footer">
        <draw:text-box>
          <text:p/>
        </draw:text-box>
      </draw:frame>
      <draw:frame draw:name="Rectangle 70" presentation:style-name="Mpr69" draw:text-style-name="MP3" draw:layer="backgroundobjects" svg:width="5.292cm" svg:height="1.27cm" svg:x="18.203cm" svg:y="17.357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TriMet iMap Architecture</dc:title>
    <meta:initial-creator>Frank Purcell</meta:initial-creator>
    <dc:creator>Frank Purcell</dc:creator>
    <meta:creation-date>2008-09-15T17:53:35Z</meta:creation-date>
    <dc:date>2011-02-14T17:13:09.11</dc:date>
    <meta:print-date>1601-01-01T00:00:00Z</meta:print-date>
    <meta:editing-cycles>67</meta:editing-cycles>
    <meta:editing-duration>PT7H33M57S</meta:editing-duration>
    <meta:document-statistic meta:object-count="948"/>
    <meta:template xlink:type="simple" xlink:actuate="onRequest" xlink:title="" xlink:href="../../../../Program%20Files/Microsoft%20Office/Templates/Presentation%20Designs/Blueprint.pot"/>
  </office:meta>
</office:document-meta>
</file>